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ucida Console" fo:font-size="8pt" style:font-size-asian="8pt" style:font-size-complex="8pt"/>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style:text-autospace="none"/>
      <style:text-properties fo:font-size="8pt" fo:language="zxx" fo:country="none" style:font-size-asian="8pt" style:font-size-complex="8pt"/>
    </style:style>
    <style:style style:name="P4" style:family="paragraph" style:parent-style-name="Standard">
      <style:text-properties fo:color="#008000" fo:font-size="10pt" fo:language="zxx" fo:country="none" style:font-size-asian="10pt" style:font-size-complex="10pt"/>
    </style:style>
    <style:style style:name="P5" style:family="paragraph" style:parent-style-name="Standard">
      <style:paragraph-properties style:text-autospace="none"/>
      <style:text-properties fo:color="#008000" fo:font-size="10pt" fo:language="zxx" fo:country="none" style:font-size-asian="10pt" style:font-size-complex="10pt"/>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style:use-window-font-color="true" fo:font-size="10pt" fo:language="zxx" fo:country="none" style:font-size-asian="10pt" style:font-size-complex="10pt"/>
    </style:style>
    <style:style style:name="P8" style:family="paragraph" style:parent-style-name="Standard">
      <style:paragraph-properties style:text-autospace="none"/>
      <style:text-properties style:use-window-font-color="true" fo:font-size="10pt" fo:language="zxx" fo:country="none" fo:font-style="italic" style:font-size-asian="10pt" style:font-style-asian="italic" style:font-size-complex="10pt" style:font-style-complex="italic"/>
    </style:style>
    <style:style style:name="P9" style:family="paragraph" style:parent-style-name="Standard">
      <style:text-properties fo:language="zxx" fo:country="none"/>
    </style:style>
    <style:style style:name="P10" style:family="paragraph" style:parent-style-name="Standard">
      <style:paragraph-properties style:text-autospace="none"/>
      <style:text-properties fo:font-size="10pt" style:font-size-asian="10pt" style:font-size-complex="10pt"/>
    </style:style>
    <style:style style:name="P11" style:family="paragraph" style:parent-style-name="Standard">
      <style:paragraph-properties style:text-autospace="none"/>
      <style:text-properties fo:color="#a31515" fo:font-size="10pt" fo:language="zxx" fo:country="none" style:font-size-asian="10pt" style:font-size-complex="10pt"/>
    </style:style>
    <style:style style:name="P12" style:family="paragraph" style:parent-style-name="Standard">
      <style:paragraph-properties fo:margin-left="0.9846in" fo:margin-right="0in" fo:text-indent="0in" style:auto-text-indent="false"/>
    </style:style>
    <style:style style:name="P13" style:family="paragraph" style:parent-style-name="Standard">
      <style:paragraph-properties fo:margin-left="0.9846in" fo:margin-right="0in" fo:text-indent="0in" style:auto-text-indent="false"/>
      <style:text-properties fo:color="#0000ff"/>
    </style:style>
    <style:style style:name="P14" style:family="paragraph" style:parent-style-name="Standard">
      <style:paragraph-properties fo:margin-left="0.9846in" fo:margin-right="0in" fo:text-indent="0in" style:auto-text-indent="false" style:text-autospace="none"/>
      <style:text-properties fo:color="#008000" fo:font-size="10pt" fo:language="zxx" fo:country="none" style:font-size-asian="10pt" style:font-size-complex="10pt"/>
    </style:style>
    <style:style style:name="P15" style:family="paragraph" style:parent-style-name="Standard">
      <style:paragraph-properties fo:margin-left="0.9846in" fo:margin-right="0in" fo:text-indent="0in" style:auto-text-indent="false" style:text-autospace="none"/>
      <style:text-properties fo:color="#a31515" fo:font-size="10pt" fo:language="zxx" fo:country="none" style:font-size-asian="10pt" style:font-size-complex="10pt"/>
    </style:style>
    <style:style style:name="P16" style:family="paragraph" style:parent-style-name="Standard">
      <style:paragraph-properties fo:margin-left="0.9846in" fo:margin-right="0in" fo:text-indent="0in" style:auto-text-indent="false" style:text-autospace="none"/>
    </style:style>
    <style:style style:name="P17" style:family="paragraph" style:parent-style-name="Standard">
      <style:paragraph-properties fo:margin-left="0.9846in" fo:margin-right="0in" fo:text-indent="0in" style:auto-text-indent="false" style:text-autospace="none"/>
      <style:text-properties style:use-window-font-color="true" fo:font-size="10pt" fo:language="zxx" fo:country="none" style:font-size-asian="10pt" style:font-size-complex="10pt"/>
    </style:style>
    <style:style style:name="P18" style:family="paragraph" style:parent-style-name="Standard">
      <style:paragraph-properties fo:margin-left="0.9846in" fo:margin-right="0in" fo:text-indent="0in" style:auto-text-indent="false"/>
      <style:text-properties fo:font-size="10pt" fo:language="zxx" fo:country="none" style:font-size-asian="10pt" style:font-size-complex="10pt"/>
    </style:style>
    <style:style style:name="P19" style:family="paragraph" style:parent-style-name="Standard">
      <style:paragraph-properties fo:margin-left="0.9846in" fo:margin-right="0in" fo:text-indent="0in" style:auto-text-indent="false" style:text-autospace="none"/>
      <style:text-properties fo:color="#800000" fo:font-size="10pt" fo:language="zxx" fo:country="none" style:font-size-asian="10pt" style:font-size-complex="10pt"/>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Lucida Console" fo:font-size="8pt" style:font-size-asian="8pt" style:font-size-complex="8pt"/>
    </style:style>
    <style:style style:name="P22" style:family="paragraph" style:parent-style-name="Standard">
      <style:paragraph-properties fo:margin-left="0in" fo:margin-right="0in" fo:text-indent="0in" style:auto-text-indent="false"/>
      <style:text-properties fo:color="#008000" fo:font-size="10pt" fo:language="zxx" fo:country="none" style:font-size-asian="10pt" style:font-size-complex="10pt"/>
    </style:style>
    <style:style style:name="P23" style:family="paragraph" style:parent-style-name="Standard">
      <style:paragraph-properties fo:margin-left="0in" fo:margin-right="0in" fo:text-indent="0in" style:auto-text-indent="false" style:text-autospace="none"/>
      <style:text-properties fo:color="#008000" fo:font-size="10pt" fo:language="zxx" fo:country="none" style:font-size-asian="10pt" style:font-size-complex="10pt"/>
    </style:style>
    <style:style style:name="P24" style:family="paragraph" style:parent-style-name="Standard">
      <style:paragraph-properties fo:margin-left="0in" fo:margin-right="0in" fo:text-indent="0in" style:auto-text-indent="false"/>
      <style:text-properties fo:font-size="10pt" fo:language="zxx" fo:country="none" style:font-size-asian="10pt" style:font-size-complex="10pt"/>
    </style:style>
    <style:style style:name="P25" style:family="paragraph" style:parent-style-name="Standard">
      <style:paragraph-properties fo:margin-left="0in" fo:margin-right="0in" fo:text-indent="0in" style:auto-text-indent="false"/>
      <style:text-properties fo:font-size="10pt" fo:font-style="italic" style:font-size-asian="10pt" style:font-style-asian="italic" style:font-size-complex="10pt" style:font-style-complex="italic"/>
    </style:style>
    <style:style style:name="P26" style:family="paragraph" style:parent-style-name="Standard">
      <style:paragraph-properties fo:margin-left="0in" fo:margin-right="0in" fo:text-indent="0in" style:auto-text-indent="false"/>
      <style:text-properties fo:font-size="10pt" style:font-size-asian="10pt" style:font-size-complex="10pt"/>
    </style:style>
    <style:style style:name="P27" style:family="paragraph" style:parent-style-name="Standard">
      <style:paragraph-properties fo:margin-left="0in" fo:margin-right="0in" fo:text-indent="0in" style:auto-text-indent="false" style:text-autospace="none"/>
      <style:text-properties fo:font-size="10pt" style:font-size-asian="10pt" style:font-size-complex="10pt"/>
    </style:style>
    <style:style style:name="P28" style:family="paragraph" style:parent-style-name="Standard">
      <style:paragraph-properties fo:margin-left="0in" fo:margin-right="0in" fo:text-indent="0in" style:auto-text-indent="false" style:text-autospace="none"/>
    </style:style>
    <style:style style:name="P29" style:family="paragraph" style:parent-style-name="Standard">
      <style:paragraph-properties fo:margin-left="0in" fo:margin-right="0in" fo:text-indent="0in" style:auto-text-indent="false"/>
      <style:text-properties style:use-window-font-color="true" fo:font-size="10pt" fo:language="zxx" fo:country="none" style:font-size-asian="10pt" style:font-size-complex="10pt"/>
    </style:style>
    <style:style style:name="P30" style:family="paragraph" style:parent-style-name="Standard">
      <style:paragraph-properties fo:margin-left="0in" fo:margin-right="0in" fo:text-indent="0in" style:auto-text-indent="false"/>
      <style:text-properties fo:font-size="8pt" fo:font-style="italic" style:font-size-asian="8pt" style:font-style-asian="italic" style:font-size-complex="8pt" style:font-style-complex="italic"/>
    </style:style>
    <style:style style:name="P31" style:family="paragraph" style:parent-style-name="Standard">
      <style:paragraph-properties fo:margin-left="0in" fo:margin-right="0in" fo:text-indent="0in" style:auto-text-indent="false"/>
      <style:text-properties fo:color="#a31515" fo:font-size="10pt" fo:language="zxx" fo:country="none" style:font-size-asian="10pt" style:font-size-complex="10pt"/>
    </style:style>
    <style:style style:name="P32" style:family="paragraph" style:parent-style-name="Standard">
      <style:paragraph-properties fo:margin-left="0in" fo:margin-right="0in" fo:text-indent="0in" style:auto-text-indent="false" style:text-autospace="none"/>
      <style:text-properties fo:color="#a31515" fo:font-size="10pt" fo:language="zxx" fo:country="none" style:font-size-asian="10pt" style:font-size-complex="10pt"/>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Standard" style:list-style-name="L1"/>
    <style:style style:name="P36" style:family="paragraph" style:parent-style-name="Standard" style:list-style-name="L2"/>
    <style:style style:name="P37" style:family="paragraph" style:parent-style-name="Standard">
      <style:paragraph-properties style:text-autospace="none"/>
      <style:text-properties style:use-window-font-color="true" fo:font-size="10pt" fo:language="zxx" fo:country="none" style:font-size-asian="10pt" style:font-size-complex="10pt"/>
    </style:style>
    <style:style style:name="P38" style:family="paragraph" style:parent-style-name="Standard">
      <style:paragraph-properties fo:margin-left="0in" fo:margin-right="0in" fo:text-indent="0in" style:auto-text-indent="false"/>
    </style:style>
    <style:style style:name="P39" style:family="paragraph" style:parent-style-name="Standard" style:list-style-name="L3">
      <style:paragraph-properties fo:margin-left="0in" fo:margin-right="0in" fo:text-indent="0in" style:auto-text-indent="false"/>
    </style:style>
    <style:style style:name="P40" style:family="paragraph" style:parent-style-name="Heading_20_1">
      <style:paragraph-properties fo:break-before="page"/>
    </style:style>
    <style:style style:name="T1" style:family="text">
      <style:text-properties fo:color="#0000ff"/>
    </style:style>
    <style:style style:name="T2" style:family="text">
      <style:text-properties fo:color="#0000ff" fo:font-weight="normal" style:font-weight-asian="normal" style:font-weight-complex="normal"/>
    </style:style>
    <style:style style:name="T3" style:family="text">
      <style:text-properties fo:color="#0000ff" style:font-name="Lucida Console"/>
    </style:style>
    <style:style style:name="T4" style:family="text">
      <style:text-properties fo:color="#0000ff" style:font-name="Lucida Console" fo:font-size="8pt" style:font-size-asian="8pt" style:font-size-complex="8pt"/>
    </style:style>
    <style:style style:name="T5" style:family="text">
      <style:text-properties fo:color="#0000ff" style:font-name="Lucida Console" fo:font-size="8pt" fo:font-weight="bold" style:font-size-asian="8pt" style:font-weight-asian="bold" style:font-size-complex="8pt" style:font-weight-complex="bold"/>
    </style:style>
    <style:style style:name="T6" style:family="text">
      <style:text-properties fo:color="#0000ff" style:font-name="Lucida Console" fo:font-size="8pt" fo:font-weight="normal" style:font-size-asian="8pt" style:font-weight-asian="normal" style:font-size-complex="8pt" style:font-weight-complex="normal"/>
    </style:style>
    <style:style style:name="T7" style:family="text">
      <style:text-properties fo:color="#0000ff" fo:font-size="10pt" fo:language="zxx" fo:country="none" style:font-size-asian="10pt" style:font-size-complex="10pt"/>
    </style:style>
    <style:style style:name="T8" style:family="text">
      <style:text-properties fo:color="#0000ff" fo:font-size="10pt" fo:language="zxx" fo:country="none" fo:font-style="italic" style:font-size-asian="10pt" style:font-style-asian="italic" style:font-size-complex="10pt" style:font-style-complex="italic"/>
    </style:style>
    <style:style style:name="T9" style:family="text">
      <style:text-properties fo:color="#0000ff" fo:font-style="italic" style:font-style-asian="italic" style:font-style-complex="italic"/>
    </style:style>
    <style:style style:name="T10" style:family="text">
      <style:text-properties fo:color="#0000ff" fo:language="zxx" fo:country="none"/>
    </style:style>
    <style:style style:name="T11" style:family="text">
      <style:text-properties fo:font-style="italic" style:font-style-asian="italic" style:font-style-complex="italic"/>
    </style:style>
    <style:style style:name="T12" style:family="text">
      <style:text-properties style:font-name="Lucida Console" fo:font-size="8pt" style:font-size-asian="8pt" style:font-size-complex="8pt"/>
    </style:style>
    <style:style style:name="T13" style:family="text">
      <style:text-properties style:use-window-font-color="true"/>
    </style:style>
    <style:style style:name="T14" style:family="text">
      <style:text-properties style:use-window-font-color="true" fo:font-size="10pt" fo:language="zxx" fo:country="none" style:font-size-asian="10pt" style:font-size-complex="10pt"/>
    </style:style>
    <style:style style:name="T15" style:family="text">
      <style:text-properties style:use-window-font-color="true" fo:font-size="10pt" fo:language="zxx" fo:country="none" fo:font-style="italic" style:font-size-asian="10pt" style:font-style-asian="italic" style:font-size-complex="10pt" style:font-style-complex="italic"/>
    </style:style>
    <style:style style:name="T16" style:family="text">
      <style:text-properties style:use-window-font-color="true" fo:language="zxx" fo:country="none"/>
    </style:style>
    <style:style style:name="T17" style:family="text">
      <style:text-properties style:use-window-font-color="true" style:font-name="Lucida Console" fo:font-size="10pt" fo:language="zxx" fo:country="none" style:font-size-asian="10pt" style:font-size-complex="10pt"/>
    </style:style>
    <style:style style:name="T18" style:family="text">
      <style:text-properties fo:color="#008000"/>
    </style:style>
    <style:style style:name="T19" style:family="text">
      <style:text-properties fo:color="#008000" fo:font-size="10pt" fo:language="zxx" fo:country="none" style:font-size-asian="10pt" style:font-size-complex="10pt"/>
    </style:style>
    <style:style style:name="T20" style:family="text">
      <style:text-properties fo:color="#008000" fo:language="zxx" fo:country="none"/>
    </style:style>
    <style:style style:name="T21" style:family="text">
      <style:text-properties fo:font-size="10pt" fo:language="zxx" fo:country="none" style:font-size-asian="10pt" style:font-size-complex="10pt"/>
    </style:style>
    <style:style style:name="T22" style:family="text">
      <style:text-properties fo:color="#a31515"/>
    </style:style>
    <style:style style:name="T23" style:family="text">
      <style:text-properties fo:color="#a31515" fo:font-size="10pt" fo:language="zxx" fo:country="none" style:font-size-asian="10pt" style:font-size-complex="10pt"/>
    </style:style>
    <style:style style:name="T24" style:family="text">
      <style:text-properties fo:color="#a31515" fo:font-size="10pt" fo:language="zxx" fo:country="none" fo:font-style="italic" style:font-size-asian="10pt" style:font-style-asian="italic" style:font-size-complex="10pt" style:font-style-complex="italic"/>
    </style:style>
    <style:style style:name="T25" style:family="text">
      <style:text-properties fo:color="#a31515" fo:font-size="10pt" fo:language="zxx" fo:country="none" fo:font-weight="bold" style:font-size-asian="10pt" style:font-weight-asian="bold" style:font-size-complex="10pt" style:font-weight-complex="bold"/>
    </style:style>
    <style:style style:name="T26" style:family="text">
      <style:text-properties fo:color="#a31515" fo:font-style="italic" style:font-style-asian="italic" style:font-style-complex="italic"/>
    </style:style>
    <style:style style:name="T27" style:family="text">
      <style:text-properties fo:color="#a31515" fo:font-weight="bold" style:font-weight-asian="bold" style:font-weight-complex="bold"/>
    </style:style>
    <style:style style:name="T28" style:family="text">
      <style:text-properties fo:color="#a31515" fo:language="zxx" fo:country="none"/>
    </style:style>
    <style:style style:name="T29" style:family="text">
      <style:text-properties fo:language="zxx" fo:country="none"/>
    </style:style>
    <style:style style:name="T30" style:family="text">
      <style:text-properties fo:color="#800000"/>
    </style:style>
    <style:style style:name="T31" style:family="text">
      <style:text-properties fo:color="#800000" fo:font-size="10pt" fo:language="zxx" fo:country="none" style:font-size-asian="10pt" style:font-size-complex="10pt"/>
    </style:style>
    <style:style style:name="T32" style:family="text">
      <style:text-properties fo:font-weight="bold" style:font-weight-asian="bold" style:font-weight-complex="bold"/>
    </style:style>
    <style:style style:name="T33" style:family="text">
      <style:text-properties fo:font-style="normal" style:font-style-asian="normal" style:font-style-complex="normal"/>
    </style:style>
    <style:style style:name="T34" style:family="text">
      <style:text-properties fo:font-size="12pt" fo:language="zxx" fo:country="none"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was created by YK 2011-07-25, a user of Festival with Flinger (Festival-Flinge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Overview<text:tab/>2</text:p>
          <text:p text:style-name="P34">This Version of Festival:<text:tab/>2</text:p>
          <text:p text:style-name="P34">About This Distribution<text:tab/>2</text:p>
          <text:p text:style-name="P34">Installing This Distribution<text:tab/>3</text:p>
          <text:p text:style-name="P33">Changes I Made To The Source<text:tab/>4</text:p>
          <text:p text:style-name="P34">How To Get It To Compile<text:tab/>5</text:p>
          <text:p text:style-name="P33">Running Festival-Flinger<text:tab/>6</text:p>
          <text:p text:style-name="P34">Documentation<text:tab/>8</text:p>
          <text:p text:style-name="P34">Personal Notes<text:tab/>8</text:p>
        </text:index-body>
      </text:table-of-content>
      <text:p text:style-name="Standard"/>
      <text:h text:style-name="P40" text:outline-level="1">Overview</text:h>
      <text:p text:style-name="Standard">This document assumes that you are familiar with what Festival v2.1 and Flinger v1.1.2 are/do, and want to know more about this particular distribution. My goal was to quickly get singing to work with Scooty, my ASIO VST sequencer program; not to provide a clean, fully-tested, Windows-version port of Festival and Flinger. Some features such as --libdir will probably be broken.</text:p>
      <text:p text:style-name="Standard"/>
      <text:p text:style-name="Standard">This Festival-Flinger user (me!) Windows distribution is comprised of Festival code, OGI-Flinger code, speech_tools code, and some default TTS voices. The codes compile to create festival.exe. Festival is the main code, OGI-Flinger is add-on code, and speech_tools is a general code library.</text:p>
      <text:p text:style-name="Standard"/>
      <text:h text:style-name="Heading_20_2" text:outline-level="2">This Version of Festival:</text:h>
      <text:p text:style-name="P12">FTLIBDIRC=c:\\festival\\lib;</text:p>
      <text:p text:style-name="P12">FTOSTYPEC=win32_vc;</text:p>
      <text:p text:style-name="P12">DFTNAME=Festival Speech Synthesis System;</text:p>
      <text:p text:style-name="P12">FTVERSION=2.1;</text:p>
      <text:p text:style-name="P12">FTSTATE=release;</text:p>
      <text:p text:style-name="P12">FTDATE=November 2010</text:p>
      <text:p text:style-name="P12"/>
      <text:h text:style-name="Heading_20_2" text:outline-level="2">About This Distribution</text:h>
      <text:p text:style-name="Standard">This distribution is targetted for MS Windows developers and users. There are some of my hacks in the code that will break on other platforms. If you are interested in portability, then I suggest you download the latest original versions of Festival, speech_tools, OGI-Flinger, and TTS voices from the world wide web and start from there.</text:p>
      <text:p text:style-name="Standard"/>
      <text:p text:style-name="Standard">In this distribution you will find all of the code needed to compile festival-Flinger to a flinger.exe <text:s/>executable using MS Visual Studio 2008:</text:p>
      <text:p text:style-name="Standard"/>
      <text:p text:style-name="P12">Festival code package (with HTML documentation from the texi file)</text:p>
      <text:p text:style-name="P12">OGI-Flinger code package</text:p>
      <text:p text:style-name="P12">Speech-tools code package</text:p>
      <text:p text:style-name="P12">Some TTS voices from the download locations</text:p>
      <text:p text:style-name="P12"/>
      <text:p text:style-name="Standard">The Festival source code came from a compilation by Cameron Wong, posted on his eGuideDog website. I'm guessing his package remains true to the original v2.1, but with all of the files' EOLs changed to CRLFs. Because URLs tend to change, I won't give external web URLs here. I suggest you surf the web to locate his website, if you're interested in the steps he took to port Festival to Windows. He posted his version of Festival v2.1 and v1.9.6, but not Flinger, or the speech_tools code needed to compile to completion. (The source code should contain URLs in the comments to identify where the source came from.)</text:p>
      <text:p text:style-name="Standard"/>
      <text:p text:style-name="Standard">The speech_tools and OGI-Flinger code are from their original sources on the web. If you are interested, my website has the other OGI TTS voices (except German) packaged as an installable, for use with this distribution. And Scooty is there, too.</text:p>
      <text:p text:style-name="Standard"/>
      <text:p text:style-name="Standard"><text:soft-page-break/>I created this distribution on the following platform:</text:p>
      <text:p text:style-name="Standard"/>
      <text:p text:style-name="Standard">1.8GHz computer with MS Windows XP Pro SP3 installed</text:p>
      <text:p text:style-name="Standard">MS Visual Studio 2008 Pro, version 9.0.etc...</text:p>
      <text:p text:style-name="Standard">Cygwin v2.738 (you don't need it to compile this distribution)</text:p>
      <text:p text:style-name="Standard"/>
      <text:p text:style-name="Standard">You'll need MS Visual Studio 2008 to compile this distribution.</text:p>
      <text:p text:style-name="Standard"/>
      <text:h text:style-name="Heading_20_2" text:outline-level="2">Installing This Distribution</text:h>
      <text:p text:style-name="Standard">The licences from the sources state that when I post Festival-Flinger for download, I must include the original code with my code changes identified (see next section). When installed, the Festival-Flinger portion of the distribution occupies two root folders on drive C:</text:p>
      <text:p text:style-name="Standard"/>
      <text:list xml:id="list39312104" text:style-name="L1">
        <text:list-item>
          <text:p text:style-name="P35"><text:span text:style-name="T1">C:\festival</text:span> for the Festival-Flinger code and executable.</text:p>
        </text:list-item>
        <text:list-item>
          <text:p text:style-name="P35"><text:span text:style-name="T1">C:\speech_tools</text:span> for the speech_tools library code.</text:p>
        </text:list-item>
      </text:list>
      <text:p text:style-name="Standard"/>
      <text:p text:style-name="Standard">Everything MUST reside in these target folders. My code hacks rely on this. Also, your temporary folder path (TMPDIR, TEMP, TEMPDIR etc.) must be on drive C. For just about everyone this is the default.</text:p>
      <text:p text:style-name="Standard"/>
      <text:p text:style-name="Standard">I created this distribution to provide external singing functionality for Scooty, my ASIO VST sequencer. Therefore, this distribution package is really a module useable by Scooty.</text:p>
      <text:p text:style-name="Standard"/>
      <text:p text:style-name="Standard">The distribution package uses the freeware Inno Setup installer for easy install and uninstall.</text:p>
      <text:h text:style-name="P40" text:outline-level="1">Changes I Made To The Source</text:h>
      <text:p text:style-name="Standard">I've created and added two visual studio <text:span text:style-name="T11">solutions</text:span> to the distribution, one for Festival and one for the speech_tools. I'll explain these later.</text:p>
      <text:p text:style-name="Standard"/>
      <text:p text:style-name="Standard">My visual studio is set to level 3 warnings. There were hundreds of typecast warnings when I compiled for the first time. I cleaned these up as best I could. The code is spotted throughout with my tag, <text:span text:style-name="T2">//YK</text:span><text:span text:style-name="T1"> 2011-07-25</text:span> to identify my code changes. There are two or three warning codes that I didn't know how to fix (the more changes one makes, the greater the possibility of adding new bugs), so I changed the project settings to suppress them. They really should be cleaned up by an expert. Two warnings will appear in the compiler output window, and they're about returning a pointer to a temporary variable. I left them alone:</text:p>
      <text:p text:style-name="Standard"/>
      <text:p text:style-name="P3">3&gt;..\..\..\..\..\..\speech_tools\base_class\EST_Pathname_win32.cc(198) : warning C4172: returning address of local variable or temporary</text:p>
      <text:p text:style-name="P3">3&gt;..\..\..\..\..\..\speech_tools\base_class\EST_Pathname_win32.cc(200) : warning C4172: returning address of local variable or temporary</text:p>
      <text:p text:style-name="Standard"/>
      <text:p text:style-name="Standard">Three other warnings may appear. They alert you to the fact that their files do not contain callable code, only structs/defines/etc. I don't know why these are considered “warnings.”</text:p>
      <text:p text:style-name="Standard"/>
      <text:p text:style-name="P3">3&gt;EST_TVector.obj : warning LNK4221: no public symbols found; archive member will be inaccessible</text:p>
      <text:p text:style-name="P3">4&gt;OGI_Track_file_templates.obj : warning LNK4221: no public symbols found; archive member will be inaccessible</text:p>
      <text:p text:style-name="P3">4&gt;resLPC.obj : warning LNK4221: no public symbols found; archive member will be inaccessible</text:p>
      <text:p text:style-name="Standard"/>
      <text:p text:style-name="Standard">The German voices require a lexicon which is not included in their source tarballs (a unix term for archive file) since it's copyrighted. I did not install the German voices. I did install ogi_as_diphone and ogi_aec_diphone voices. The other voices can be downloaded from their original sources on the web, or from my own website where I've repackaged them using the freeware Inno Setup installer for the convenience of us Windows users. If you download them from the original sources, they are tarballs which will require Cygwin (or similar unix emulator, or unix) to unpack. Search for any website that explains “tar” for instructions to do this.</text:p>
      <text:p text:style-name="Standard"/>
      <text:p text:style-name="Standard">I've added a line to initialize OGI-Flinger upon startup to script file init.scm.</text:p>
      <text:p text:style-name="Standard">I've added some more lines to ogi_configure_voice.scm.</text:p>
      <text:p text:style-name="Standard">I've renamed libestools.lib to libesttools.lib in the visual studio solutions.</text:p>
      <text:p text:style-name="Standard">I've changed the scaling for midi cc event 30 so that crescendo now works.</text:p>
      <text:p text:style-name="Standard"/>
      <text:p text:style-name="Standard">Finally, some real code changes needed to be made to get the final executable to run properly. From memory, these are:</text:p>
      <text:p text:style-name="Standard"/>
      <text:list xml:id="list39316624" text:style-name="L2">
        <text:list-item>
          <text:p text:style-name="P36">Adding a 'debug mode because the original coder added a file dump feature to Flinger and didn't restore stdout/stderr, which caused the program to hang (actually, not showing the prompt so the user is staring at a blank window wondering if it hung). I discovered restoring them isn't simple, so I wrapped his file dump code with a debug mode switch. Normally you would type the festival command <text:span text:style-name="T1">(Flinger.sing mymidfile.mid nil)</text:span> to sing mymidfile.mid. To sing, create the dump file and then hang, type <text:span text:style-name="T1">(Flinger.sing mymidfile.mid 'debug)</text:span>.</text:p>
        </text:list-item>
        <text:list-item>
          <text:p text:style-name="P36">My computer's temp environment variables use the DOS format, ie: c:\temp. This caused problems when trying to run an XML script in festival. I've made some hacks to get this to work, but it means the code isn't portable to unix etc. Search for ESTLIBDIR in the code for an example.</text:p>
        </text:list-item>
        <text:list-item>
          <text:p text:style-name="P36"><text:soft-page-break/>Real stupid errors like empty control statements, missing braces, missing break statements, etc. that generated compiler errors or were bugs. Fortunately these were <text:span text:style-name="T33">very</text:span> few.</text:p>
        </text:list-item>
      </text:list>
      <text:p text:style-name="Standard"/>
      <text:h text:style-name="Heading_20_2" text:outline-level="2">How To Get It To Compile</text:h>
      <text:p text:style-name="Standard">I hate makefiles. The coder who created the latest version of OGI-Flinger didn't update the makefiles, either. So I created two visual studio <text:span text:style-name="T11">solutions</text:span>, one to compile Festival-Flinger to a final festival.exe executable, and the other to build the speech_tools library test suite for debugging/testing. The solutions are in:</text:p>
      <text:p text:style-name="Standard"/>
      <text:p text:style-name="P13">C:\festival\src\lib\SolutionVC\SolutionVC.sln</text:p>
      <text:p text:style-name="P13">C:\speech_tools\lib\SolutionVC\SolutionVC.sln</text:p>
      <text:p text:style-name="P20"/>
      <text:p text:style-name="P20">The speech_tools solution is only for testing that library, which I didn't bother to do. Use the festival solution to create the final executable. Start up your visual studio, load the festival solution, and do a “rebuild solution” to recreate C:\festival\src\main\festival.exe.</text:p>
      <text:p text:style-name="P20"/>
      <text:p text:style-name="P20"/>
      <text:p text:style-name="P20"/>
      <text:p text:style-name="P20"/>
      <text:p text:style-name="P30">(Rest of page left unintentionally blank because no one carries a pen anymore.)</text:p>
      <text:p text:style-name="P30"/>
      <text:p text:style-name="P30"/>
      <text:p text:style-name="P30">(Insert doodle here)</text:p>
      <text:h text:style-name="P40" text:outline-level="1">Running Festival-Flinger</text:h>
      <text:p text:style-name="P20">Start a Command Prompt window (DOS window, DOS box, DOS prompt, whatever) and type:</text:p>
      <text:p text:style-name="P20"/>
      <text:p text:style-name="P13">C:</text:p>
      <text:p text:style-name="P13">cd \festival\src\main</text:p>
      <text:p text:style-name="P13">festival</text:p>
      <text:p text:style-name="P20"/>
      <text:p text:style-name="P20">This will start festival in command mode. For an easy demo, type these commands shown in blue:</text:p>
      <text:p text:style-name="P20"/>
      <text:p text:style-name="P21">C:\festival\src\main&gt;<text:span text:style-name="T1">festival</text:span></text:p>
      <text:p text:style-name="P21"/>
      <text:p text:style-name="P21">FTNAME 2.1:release November 2010</text:p>
      <text:p text:style-name="P21">Copyright (C) University of Edinburgh, 1996-2010. All rights reserved.</text:p>
      <text:p text:style-name="P21"/>
      <text:p text:style-name="P21">clunits: Copyright (C) University of Edinburgh and CMU 1997-2010</text:p>
      <text:p text:style-name="P21">clustergen_engine: Copyright (C) CMU 2005-2010</text:p>
      <text:p text:style-name="P21">hts_engine:</text:p>
      <text:p text:style-name="P21">The HMM-based speech synthesis system (HTS)</text:p>
      <text:p text:style-name="P21">hts_engine API version 1.04 (http://hts-engine.sourceforge.net/)</text:p>
      <text:p text:style-name="P21">Copyright (C) 2001-2010 <text:s/>Nagoya Institute of Technology</text:p>
      <text:p text:style-name="P21"><text:s text:c="14"/>2001-2008 <text:s/>Tokyo Institute of Technology</text:p>
      <text:p text:style-name="P21">All rights reserved.</text:p>
      <text:p text:style-name="P21">For details type `(festival_warranty)'</text:p>
      <text:p text:style-name="P21"/>
      <text:p text:style-name="P21"/>
      <text:p text:style-name="P2">To speak "I am a talking computer voice" give the following command:</text:p>
      <text:p text:style-name="P21"/>
      <text:p text:style-name="P21">festival&gt; <text:span text:style-name="T2">(SayText "I am a talking computer voice.")</text:span></text:p>
      <text:p text:style-name="P21">#&lt;Utterance 01256A30&gt;</text:p>
      <text:p text:style-name="P21"/>
      <text:p text:style-name="P21"/>
      <text:p text:style-name="P2">To save your spoken text to a wave file in c:\festival\src\main:</text:p>
      <text:p text:style-name="P21"/>
      <text:p text:style-name="P20"><text:span text:style-name="T12">festival&gt; </text:span><text:span text:style-name="Source_20_Text"><text:span text:style-name="T6">(utt.save.wave (SayText "Hello world.") "testtalk.wav" 'riff)</text:span></text:span></text:p>
      <text:p text:style-name="P1">#&lt;Utterance 0113EC20&gt;</text:p>
      <text:p text:style-name="P20"><text:span text:style-name="Source_20_Text"><text:span text:style-name="T5"/></text:span></text:p>
      <text:p text:style-name="P20"><text:span text:style-name="Source_20_Text"><text:span text:style-name="T5"/></text:span></text:p>
      <text:p text:style-name="P2">To see a list of installed voices:</text:p>
      <text:p text:style-name="P20"><text:span text:style-name="Source_20_Text"><text:span text:style-name="T5"/></text:span></text:p>
      <text:p text:style-name="P20"><text:span text:style-name="Source_20_Text"><text:span text:style-name="T12">festival&gt; </text:span></text:span><text:span text:style-name="Source_20_Text"><text:span text:style-name="T6">(voice.list)</text:span></text:span></text:p>
      <text:p text:style-name="P20"><text:span text:style-name="Source_20_Text"><text:span text:style-name="T12">(kal_diphone</text:span></text:span></text:p>
      <text:p text:style-name="P20"><text:span text:style-name="Source_20_Text"><text:span text:style-name="T12"><text:s/>ogi_aec_diphone</text:span></text:span></text:p>
      <text:p text:style-name="P20"><text:span text:style-name="Source_20_Text"><text:span text:style-name="T12"><text:s/>ogi_as_diphone</text:span></text:span></text:p>
      <text:p text:style-name="P20"><text:span text:style-name="Source_20_Text"><text:span text:style-name="T12"><text:s/>ogi_jph_diphone</text:span></text:span></text:p>
      <text:p text:style-name="P20"><text:span text:style-name="Source_20_Text"><text:span text:style-name="T12"><text:s/>ogi_mwm5_diphone</text:span></text:span></text:p>
      <text:p text:style-name="P20"><text:span text:style-name="Source_20_Text"><text:span text:style-name="T12"><text:s/>ogi_rab_diphone</text:span></text:span></text:p>
      <text:p text:style-name="P20"><text:span text:style-name="Source_20_Text"><text:span text:style-name="T12"><text:s/>ogi_tll_diphone</text:span></text:span></text:p>
      <text:p text:style-name="P20"><text:span text:style-name="Source_20_Text"><text:span text:style-name="T12"><text:s/>ogi_abc_diphone</text:span></text:span></text:p>
      <text:p text:style-name="P20"><text:span text:style-name="Source_20_Text"><text:span text:style-name="T12"><text:s/>ogi_hvs_diphone)</text:span></text:span></text:p>
      <text:p text:style-name="P20"><text:span text:style-name="Source_20_Text"><text:span text:style-name="T12"/></text:span></text:p>
      <text:p text:style-name="P20"><text:span text:style-name="Source_20_Text"><text:span text:style-name="T12"/></text:span></text:p>
      <text:p text:style-name="P2">To show information about a voice:</text:p>
      <text:p text:style-name="P20"><text:span text:style-name="Source_20_Text"><text:span text:style-name="T12"/></text:span></text:p>
      <text:p text:style-name="P20"><text:span text:style-name="Source_20_Text"><text:span text:style-name="T12">festival&gt; </text:span></text:span><text:span text:style-name="Source_20_Text"><text:span text:style-name="T4">(voice.description 'ogi_aec_diphone)</text:span></text:span></text:p>
      <text:p text:style-name="P20"><text:span text:style-name="Source_20_Text"><text:span text:style-name="T12">(ogi_aec_diphone</text:span></text:span></text:p>
      <text:p text:style-name="P20"><text:span text:style-name="Source_20_Text"><text:span text:style-name="T12"><text:s/>((language english)</text:span></text:span></text:p>
      <text:p text:style-name="P20"><text:span text:style-name="Source_20_Text"><text:span text:style-name="T12"><text:s text:c="2"/>(gender male)</text:span></text:span></text:p>
      <text:p text:style-name="P20"><text:span text:style-name="Source_20_Text"><text:span text:style-name="T12"><text:s text:c="2"/>(dialect american)</text:span></text:span></text:p>
      <text:p text:style-name="P20"><text:span text:style-name="Source_20_Text"><text:span text:style-name="T12"><text:s text:c="2"/>(description</text:span></text:span></text:p>
      <text:p text:style-name="P20"><text:span text:style-name="Source_20_Text"><text:span text:style-name="T12"><text:s text:c="3"/>"This voice provides an American English male voice using a</text:span></text:span></text:p>
      <text:p text:style-name="P20"><text:span text:style-name="Source_20_Text"><text:span text:style-name="T12"><text:s text:c="5"/>residual excited or sinusoidal LPC diphone synthesis module created at</text:span></text:span></text:p>
      <text:p text:style-name="P20"><text:span text:style-name="Source_20_Text"><text:span text:style-name="T12"><text:s text:c="5"/>OGI. <text:s/>It uses a lexicon compiled from MOBY and CMU lexicons, and</text:span></text:span></text:p>
      <text:p text:style-name="P20"><text:span text:style-name="Source_20_Text"><text:span text:style-name="T12"><text:s text:c="5"/>other trained modules used by CSTR voices.")</text:span></text:span></text:p>
      <text:p text:style-name="P20"><text:span text:style-name="Source_20_Text"><text:span text:style-name="T12"><text:s text:c="2"/>(samplerate 16000)))</text:span></text:span></text:p>
      <text:p text:style-name="P20"><text:span text:style-name="Source_20_Text"><text:span text:style-name="T12">festival&gt;</text:span></text:span></text:p>
      <text:p text:style-name="P20"><text:span text:style-name="Source_20_Text"><text:span text:style-name="T12"/></text:span></text:p>
      <text:p text:style-name="P20"><text:span text:style-name="Source_20_Text"><text:span text:style-name="T12"/></text:span></text:p>
      <text:p text:style-name="P2">To change to voice ogi_as_diphone:</text:p>
      <text:p text:style-name="P20"><text:span text:style-name="Source_20_Text"><text:span text:style-name="T12"/></text:span></text:p>
      <text:p text:style-name="P20"><text:span text:style-name="Source_20_Text"><text:span text:style-name="T12">festival&gt; </text:span></text:span><text:span text:style-name="Source_20_Text"><text:span text:style-name="T4">(voice_ogi_as_diphone)</text:span></text:span></text:p>
      <text:p text:style-name="P20"><text:span text:style-name="Source_20_Text"><text:span text:style-name="T12">nil</text:span></text:span></text:p>
      <text:p text:style-name="P20"><text:soft-page-break/><text:span text:style-name="Source_20_Text"><text:span text:style-name="T12"/></text:span></text:p>
      <text:p text:style-name="P20"><text:span text:style-name="Source_20_Text"><text:span text:style-name="T12"/></text:span></text:p>
      <text:p text:style-name="P2">To sing a midi file containing a melody track with embedded lyrics:</text:p>
      <text:p text:style-name="P20"><text:span text:style-name="Source_20_Text"><text:span text:style-name="T12"/></text:span></text:p>
      <text:p text:style-name="P20"><text:span text:style-name="Source_20_Text"><text:span text:style-name="T12">festival&gt; </text:span></text:span><text:span text:style-name="Source_20_Text"><text:span text:style-name="T4">(Sing "\\festival\\src\\modules\\flinger\\examples\\mist-me.mid")</text:span></text:span></text:p>
      <text:p text:style-name="P20"><text:span text:style-name="Source_20_Text"><text:span text:style-name="T12">...</text:span></text:span></text:p>
      <text:p text:style-name="P20"><text:span text:style-name="Source_20_Text"><text:span text:style-name="T12">...</text:span></text:span></text:p>
      <text:p text:style-name="P20"><text:span text:style-name="Source_20_Text"><text:span text:style-name="T12">...</text:span></text:span></text:p>
      <text:p text:style-name="P1">#&lt;Utterance 011FE2E0&gt;</text:p>
      <text:p text:style-name="P1"/>
      <text:p text:style-name="P1"/>
      <text:p text:style-name="P2">Another command to sing a midi file:</text:p>
      <text:p text:style-name="P1"/>
      <text:p text:style-name="P1">festival&gt; <text:span text:style-name="T1">(Flinger.sing "</text:span><text:span text:style-name="Source_20_Text"><text:span text:style-name="T3">\\festival\\src\\modules\\flinger\\examples\\</text:span></text:span><text:span text:style-name="T1">ogi.mid" nil)</text:span></text:p>
      <text:p text:style-name="P1"/>
      <text:p text:style-name="P1">0 Bar:1 Beat:1 <text:s/>Adding common MetaTime Event 4/4, Clocks per Beat 24, 8 demisem</text:p>
      <text:p text:style-name="P1"/>
      <text:p text:style-name="P1">0 Bar:1 Beat:1 <text:s/>Adding common MetaTempo Event, Value 109</text:p>
      <text:p text:style-name="P1"/>
      <text:p text:style-name="P1">0 Bar:1 Beat:1 <text:s/>Adding track MetaPortNumber Event 0</text:p>
      <text:p text:style-name="P1">#&lt;Utterance 011FD850&gt;</text:p>
      <text:p text:style-name="P1"/>
      <text:p text:style-name="P1"/>
      <text:p text:style-name="P2">To save the singing to a wave file in c:\festival\src\main:</text:p>
      <text:p text:style-name="P21"/>
      <text:p text:style-name="P20"><text:span text:style-name="T12">festival&gt; </text:span><text:span text:style-name="Source_20_Text"><text:span text:style-name="T4">(utt.save.wave </text:span></text:span><text:span text:style-name="T4">(Flinger.sing "</text:span><text:span text:style-name="Source_20_Text"><text:span text:style-name="T4">\\festival\\src\\modules\\flinger\\examples\\</text:span></text:span><text:span text:style-name="T4">ogi.mid" nil)</text:span><text:span text:style-name="Source_20_Text"><text:span text:style-name="T4"> "testsing.wav" 'riff)</text:span></text:span></text:p>
      <text:p text:style-name="P20"><text:span text:style-name="Source_20_Text"><text:span text:style-name="T12">#&lt;Utterance 01F22300&gt;</text:span></text:span></text:p>
      <text:p text:style-name="P20"><text:span text:style-name="Source_20_Text"><text:span text:style-name="T12"/></text:span></text:p>
      <text:p text:style-name="P20"><text:span text:style-name="Source_20_Text"><text:span text:style-name="T12"/></text:span></text:p>
      <text:p text:style-name="P2">To sing without using OGI-Flinger:</text:p>
      <text:p text:style-name="P20"><text:span text:style-name="Source_20_Text"><text:span text:style-name="T12"/></text:span></text:p>
      <text:p text:style-name="P20"><text:span text:style-name="Source_20_Text"><text:span text:style-name="T12">festival&gt; </text:span></text:span><text:span text:style-name="Source_20_Text"><text:span text:style-name="T4">(tts "\\festival\\examples\\songs\\doremi.xml" 'singing)</text:span></text:span></text:p>
      <text:p text:style-name="P20"><text:span text:style-name="Source_20_Text"><text:span text:style-name="T12">00002"replaced by slasheshes in URL path "\DOCUME~1\Rei\LOCALS~1\Temp\est_03060_</text:span></text:span></text:p>
      <text:p text:style-name="P20"><text:span text:style-name="Source_20_Text"><text:span text:style-name="T12">00002"replaced by slasheshes in URL path "\DOCUME~1\Rei\LOCALS~1\Temp\est_03060_</text:span></text:span></text:p>
      <text:p text:style-name="P20"><text:span text:style-name="Source_20_Text"><text:span text:style-name="T12">nil</text:span></text:span></text:p>
      <text:p text:style-name="P20"><text:span text:style-name="Source_20_Text"><text:span text:style-name="T12"/></text:span></text:p>
      <text:p text:style-name="P20"><text:span text:style-name="Source_20_Text"><text:span text:style-name="T12"/></text:span></text:p>
      <text:p text:style-name="P2">To exit Festival-Flinger:</text:p>
      <text:p text:style-name="P20"><text:span text:style-name="Source_20_Text"><text:span text:style-name="T12"/></text:span></text:p>
      <text:p text:style-name="P20"><text:span text:style-name="Source_20_Text"><text:span text:style-name="T12">festival&gt; </text:span></text:span><text:span text:style-name="Source_20_Text"><text:span text:style-name="T4">(quit)</text:span></text:span></text:p>
      <text:p text:style-name="P20"><text:span text:style-name="Source_20_Text"><text:span text:style-name="T12"/></text:span></text:p>
      <text:p text:style-name="P20"><text:span text:style-name="Source_20_Text"><text:span text:style-name="T12"/></text:span></text:p>
      <text:p text:style-name="P20"><text:span text:style-name="Source_20_Text"><text:span text:style-name="T12">C:\festival\src\main&gt;</text:span></text:span></text:p>
      <text:p text:style-name="P20"><text:span text:style-name="Source_20_Text"><text:span text:style-name="T12"/></text:span></text:p>
      <text:p text:style-name="P20"><text:span text:style-name="Source_20_Text"><text:span text:style-name="T12"/></text:span></text:p>
      <text:p text:style-name="P2">To run a script in script mode: this example runs scfg_parse_text.sh which parses an input text file using a given SCFG. I don't know what an SCFG is. See the script file for more information.</text:p>
      <text:p text:style-name="P20"><text:span text:style-name="Source_20_Text"><text:span text:style-name="T12"/></text:span></text:p>
      <text:p text:style-name="P20"><text:span text:style-name="Source_20_Text"><text:span text:style-name="T12">C:\festival\src\main&gt;</text:span></text:span><text:span text:style-name="Source_20_Text"><text:span text:style-name="T4">festival --script "\festival\examples\scfg_parse_text.sh" "</text:span></text:span></text:p>
      <text:p text:style-name="P20"><text:span text:style-name="Source_20_Text"><text:span text:style-name="T4">\festival\examples\intro.text"</text:span></text:span></text:p>
      <text:p text:style-name="P20"><text:span text:style-name="Source_20_Text"><text:span text:style-name="T12">(("NT00"</text:span></text:span></text:p>
      <text:p text:style-name="P20"><text:span text:style-name="Source_20_Text"><text:span text:style-name="T12"><text:s text:c="2"/>("NT14"</text:span></text:span></text:p>
      <text:p text:style-name="P20"><text:span text:style-name="Source_20_Text"><text:span text:style-name="T12"><text:s text:c="3"/>("NT06" ("dt" "This"))</text:span></text:span></text:p>
      <text:p text:style-name="P20"><text:span text:style-name="Source_20_Text"><text:span text:style-name="T12"><text:s text:c="3"/>("NT17"</text:span></text:span></text:p>
      <text:p text:style-name="P20"><text:span text:style-name="Source_20_Text"><text:span text:style-name="T12"><text:s text:c="4"/>("NT04" ("vbz" "is"))</text:span></text:span></text:p>
      <text:p text:style-name="P20"><text:span text:style-name="Source_20_Text"><text:span text:style-name="T12"><text:s text:c="4"/>("NT08"</text:span></text:span></text:p>
      <text:p text:style-name="P20"><text:span text:style-name="Source_20_Text"><text:span text:style-name="T12"><text:s text:c="5"/>("NT02"</text:span></text:span></text:p>
      <text:p text:style-name="P20"><text:span text:style-name="Source_20_Text"><text:span text:style-name="T12"><text:s text:c="6"/>("NT01" ("NT01" ("dt" "a")) ("NT16" ("jj" "short")))</text:span></text:span></text:p>
      <text:p text:style-name="P20"><text:span text:style-name="Source_20_Text"><text:span text:style-name="T12"><text:s text:c="6"/>("NT07" ("nn" "introduction")))</text:span></text:span></text:p>
      <text:p text:style-name="P20"><text:span text:style-name="Source_20_Text"><text:span text:style-name="T12"><text:s text:c="5"/>("NT09"</text:span></text:span></text:p>
      <text:p text:style-name="P20"><text:span text:style-name="Source_20_Text"><text:span text:style-name="T12"><text:s text:c="6"/>("NT15" ("to" "to"))</text:span></text:span></text:p>
      <text:p text:style-name="P20"><text:span text:style-name="Source_20_Text"><text:span text:style-name="T12"><text:s text:c="6"/>("NT02"</text:span></text:span></text:p>
      <text:p text:style-name="P20"><text:span text:style-name="Source_20_Text"><text:span text:style-name="T12"><text:s text:c="7"/>("NT01" ("dt" "the"))</text:span></text:span></text:p>
      <text:p text:style-name="P20"><text:span text:style-name="Source_20_Text"><text:span text:style-name="T12"><text:s text:c="7"/>("NT07"</text:span></text:span></text:p>
      <text:p text:style-name="P20"><text:span text:style-name="Source_20_Text"><text:span text:style-name="T12"><text:s text:c="8"/>("NT07" ("nn" "Festival"))</text:span></text:span></text:p>
      <text:p text:style-name="P20"><text:span text:style-name="Source_20_Text"><text:span text:style-name="T12"><text:s text:c="8"/>("NT07"</text:span></text:span></text:p>
      <text:p text:style-name="P20"><text:span text:style-name="Source_20_Text"><text:span text:style-name="T12"><text:s text:c="9"/>("NT07" ("nn" "Speech"))</text:span></text:span></text:p>
      <text:p text:style-name="P20"><text:span text:style-name="Source_20_Text"><text:span text:style-name="T12"><text:s text:c="9"/>("NT07" ("NT07" ("nn" "Synthesis")) ("NT07" ("nn" "System"))))))))))</text:span></text:span></text:p>
      <text:p text:style-name="P20"><text:span text:style-name="Source_20_Text"><text:span text:style-name="T12"><text:s text:c="2"/>("NT13" ("punc" "."))))</text:span></text:span></text:p>
      <text:p text:style-name="P20"><text:span text:style-name="Source_20_Text"><text:span text:style-name="T12"/></text:span></text:p>
      <text:p text:style-name="P20"><text:span text:style-name="Source_20_Text"><text:span text:style-name="T12">(("NT00"</text:span></text:span></text:p>
      <text:p text:style-name="P20"><text:span text:style-name="Source_20_Text"><text:span text:style-name="T12"><text:s text:c="2"/>("NT14"</text:span></text:span></text:p>
      <text:p text:style-name="P20"><text:span text:style-name="Source_20_Text"><text:span text:style-name="T12"><text:s text:c="3"/>("NT07" ("nnp" "Festival"))</text:span></text:span></text:p>
      <text:p text:style-name="P20"><text:span text:style-name="Source_20_Text"><text:span text:style-name="T12"><text:s text:c="3"/>("NT17"</text:span></text:span></text:p>
      <text:p text:style-name="P20"><text:span text:style-name="Source_20_Text"><text:span text:style-name="T12"><text:s text:c="4"/>("NT04" ("vbd" "was"))</text:span></text:span></text:p>
      <text:p text:style-name="P20"><text:span text:style-name="Source_20_Text"><text:span text:style-name="T12"><text:s text:c="4"/>("NT08"</text:span></text:span></text:p>
      <text:p text:style-name="P20"><text:span text:style-name="Source_20_Text"><text:span text:style-name="T12"><text:s text:c="5"/>("NT04" ("vbn" "developed"))</text:span></text:span></text:p>
      <text:p text:style-name="P20"><text:span text:style-name="Source_20_Text"><text:span text:style-name="T12"><text:s text:c="5"/>("NT08"</text:span></text:span></text:p>
      <text:p text:style-name="P20"><text:soft-page-break/><text:span text:style-name="Source_20_Text"><text:span text:style-name="T12"><text:s text:c="6"/>("NT03"</text:span></text:span></text:p>
      <text:p text:style-name="P20"><text:span text:style-name="Source_20_Text"><text:span text:style-name="T12"><text:s text:c="7"/>("NT09"</text:span></text:span></text:p>
      <text:p text:style-name="P20"><text:span text:style-name="Source_20_Text"><text:span text:style-name="T12"><text:s text:c="8"/>("NT15" ("in" "by"))</text:span></text:span></text:p>
      <text:p text:style-name="P20"><text:span text:style-name="Source_20_Text"><text:span text:style-name="T12"><text:s text:c="8"/>("NT10"</text:span></text:span></text:p>
      <text:p text:style-name="P20"><text:span text:style-name="Source_20_Text"><text:span text:style-name="T12"><text:s text:c="9"/>("NT02"</text:span></text:span></text:p>
      <text:p text:style-name="P20"><text:span text:style-name="Source_20_Text"><text:span text:style-name="T12"><text:s text:c="10"/>("NT01"</text:span></text:span></text:p>
      <text:p text:style-name="P20"><text:span text:style-name="Source_20_Text"><text:span text:style-name="T12"><text:s text:c="11"/>("NT07" ("NT07" ("nnp" "Alan")) ("NT07" ("nnp" "Black")))</text:span></text:span></text:p>
      <text:p text:style-name="P20"><text:span text:style-name="Source_20_Text"><text:span text:style-name="T12"><text:s text:c="11"/>("NT05" ("cc" "and")))</text:span></text:span></text:p>
      <text:p text:style-name="P20"><text:span text:style-name="Source_20_Text"><text:span text:style-name="T12"><text:s text:c="10"/>("NT07" ("nnp" "Paul")))</text:span></text:span></text:p>
      <text:p text:style-name="P20"><text:span text:style-name="Source_20_Text"><text:span text:style-name="T12"><text:s text:c="9"/>("NT12" ("nnp" "Taylor"))))</text:span></text:span></text:p>
      <text:p text:style-name="P20"><text:span text:style-name="Source_20_Text"><text:span text:style-name="T12"><text:s text:c="7"/>("NT13" ("punc" ",")))</text:span></text:span></text:p>
      <text:p text:style-name="P20"><text:span text:style-name="Source_20_Text"><text:span text:style-name="T12"><text:s text:c="6"/>("NT09"</text:span></text:span></text:p>
      <text:p text:style-name="P20"><text:span text:style-name="Source_20_Text"><text:span text:style-name="T12"><text:s text:c="7"/>("NT15" ("in" "at"))</text:span></text:span></text:p>
      <text:p text:style-name="P20"><text:span text:style-name="Source_20_Text"><text:span text:style-name="T12"><text:s text:c="7"/>("NT10"</text:span></text:span></text:p>
      <text:p text:style-name="P20"><text:span text:style-name="Source_20_Text"><text:span text:style-name="T12"><text:s text:c="8"/>("NT02" ("NT01" ("dt" "the")) ("NT07" ("nnp" "Centre")))</text:span></text:span></text:p>
      <text:p text:style-name="P20"><text:span text:style-name="Source_20_Text"><text:span text:style-name="T12"><text:s text:c="8"/>("NT12"</text:span></text:span></text:p>
      <text:p text:style-name="P20"><text:span text:style-name="Source_20_Text"><text:span text:style-name="T12"><text:s text:c="9"/>("NT15" ("in" "for"))</text:span></text:span></text:p>
      <text:p text:style-name="P20"><text:span text:style-name="Source_20_Text"><text:span text:style-name="T12"><text:s text:c="9"/>("NT10"</text:span></text:span></text:p>
      <text:p text:style-name="P20"><text:span text:style-name="Source_20_Text"><text:span text:style-name="T12"><text:s text:c="10"/>("NT02"</text:span></text:span></text:p>
      <text:p text:style-name="P20"><text:span text:style-name="Source_20_Text"><text:span text:style-name="T12"><text:s text:c="11"/>("NT01"</text:span></text:span></text:p>
      <text:p text:style-name="P20"><text:span text:style-name="Source_20_Text"><text:span text:style-name="T12"><text:s text:c="12"/>("NT07"</text:span></text:span></text:p>
      <text:p text:style-name="P20"><text:span text:style-name="Source_20_Text"><text:span text:style-name="T12"><text:s text:c="13"/>("NT07" ("nn" "Speech"))</text:span></text:span></text:p>
      <text:p text:style-name="P20"><text:span text:style-name="Source_20_Text"><text:span text:style-name="T12"><text:s text:c="13"/>("NT07"</text:span></text:span></text:p>
      <text:p text:style-name="P20"><text:span text:style-name="Source_20_Text"><text:span text:style-name="T12"><text:s text:c="14"/>("NT07" ("nn" "Technology"))</text:span></text:span></text:p>
      <text:p text:style-name="P20"><text:span text:style-name="Source_20_Text"><text:span text:style-name="T12"><text:s text:c="14"/>("NT07" ("nn" "Research"))))</text:span></text:span></text:p>
      <text:p text:style-name="P20"><text:span text:style-name="Source_20_Text"><text:span text:style-name="T12"><text:s text:c="12"/>("NT05" ("punc" ",")))</text:span></text:span></text:p>
      <text:p text:style-name="P20"><text:span text:style-name="Source_20_Text"><text:span text:style-name="T12"><text:s text:c="11"/>("NT07" ("nnp" "University")))</text:span></text:span></text:p>
      <text:p text:style-name="P20"><text:span text:style-name="Source_20_Text"><text:span text:style-name="T12"><text:s text:c="10"/>("NT12" ("NT15" ("of" "of")) ("NT07" ("nnp" "Edinburgh")))))))))))</text:span></text:span></text:p>
      <text:p text:style-name="P20"><text:span text:style-name="Source_20_Text"><text:span text:style-name="T12"><text:s text:c="2"/>("NT13" ("punc" "."))))</text:span></text:span></text:p>
      <text:p text:style-name="P20"><text:span text:style-name="Source_20_Text"><text:span text:style-name="T12"/></text:span></text:p>
      <text:p text:style-name="P20"><text:span text:style-name="Source_20_Text"><text:span text:style-name="T12"/></text:span></text:p>
      <text:p text:style-name="P20"><text:span text:style-name="Source_20_Text"><text:span text:style-name="T12">C:\festival\src\main&gt;</text:span></text:span></text:p>
      <text:p text:style-name="P20"><text:span text:style-name="Source_20_Text"><text:span text:style-name="T12"/></text:span></text:p>
      <text:h text:style-name="Heading_20_2" text:outline-level="2">Documentation</text:h>
      <text:p text:style-name="P20">I suggest you look at <text:span text:style-name="T1">C:\festival\doc\festival\index.html</text:span> and the scripts in the Examples folder. I ran the makefile utility in Cygwin to create the html pages from the supplied source texi file found at C:\festival\doc\festival.texi. </text:p>
      <text:p text:style-name="P20"/>
      <text:h text:style-name="Heading_20_2" text:outline-level="2">Personal Notes</text:h>
      <text:p text:style-name="P20">This section of the document is a scratchpad for my personal notes.</text:p>
      <text:p text:style-name="P20"/>
      <text:list xml:id="list39302748" text:style-name="L3">
        <text:list-item>
          <text:p text:style-name="P39">Tried lyric “la” and one note. Failed</text:p>
        </text:list-item>
        <text:list-item>
          <text:p text:style-name="P39">Tried two lyrics and two notes. Worked</text:p>
        </text:list-item>
        <text:list-item>
          <text:p text:style-name="P39">Need to try 1 lyric 2 notes, 2 lyrics 1 note, etc.</text:p>
        </text:list-item>
      </text:list>
      <text:p text:style-name="P20"/>
      <text:p text:style-name="P20">Parameters (more is in OGIeffects and OGIresLPC):</text:p>
      <text:p text:style-name="P20"/>
      <text:p text:style-name="P26">volume_scalebase</text:p>
      <text:p text:style-name="P22">Adjustment to velocity. A volume_scalebase value of 10, for instance, provides a useful scale of 1-10. However, MIDI files can carry a value up to 0xFF (255) so this has to be allowed for.</text:p>
      <text:p text:style-name="P26"/>
      <text:p text:style-name="P26">vibrato_frequency</text:p>
      <text:p text:style-name="P22">Vibrato frequency (Hz).</text:p>
      <text:p text:style-name="P22"/>
      <text:p text:style-name="P26">pitch_effects_max</text:p>
      <text:p text:style-name="P22">Base values for vibrato &amp; pitch bend (semitones).</text:p>
      <text:p text:style-name="P22"/>
      <text:p text:style-name="P24"><text:tab/><text:tab/>sfVibratoAmplitude = sfVibratoAmplitude_in * sfPitchEffectsMax;</text:p>
      <text:p text:style-name="P10"><text:span text:style-name="T29"><text:tab/><text:tab/>sfVibratoPeakFraction = (</text:span><text:span text:style-name="T10">float</text:span><text:span text:style-name="T16">) pow(2.0, sfVibratoAmplitude/12.0) - (</text:span><text:span text:style-name="T10">float</text:span><text:span text:style-name="T16">)1.0;</text:span></text:p>
      <text:p text:style-name="P10"><text:span text:style-name="T16"><text:tab/><text:tab/></text:span><text:span text:style-name="T20">// 12 semitones in one octave. One octave requires a ration of 2.0.</text:span></text:p>
      <text:p text:style-name="P27"><text:span text:style-name="T16"><text:tab/><text:tab/></text:span><text:span text:style-name="T20">// This gives peak-peak pitch variation of 2 * sfVibratoAmplitude.</text:span></text:p>
      <text:p text:style-name="P26"/>
      <text:p text:style-name="P26"><text:soft-page-break/>portamento_time</text:p>
      <text:p text:style-name="P25">Portamento is the glide from one note to another in msec. I guess this is the amount of time taken to glide from one note to another.</text:p>
      <text:p text:style-name="P22"><text:tab/><text:tab/>convert input value (milliseconds) to seconds.</text:p>
      <text:p text:style-name="P10"><text:span text:style-name="T16"><text:tab/> <text:s text:c="3"/><text:tab/></text:span><text:span text:style-name="T20">//DJLB 10/06/2008 Correction to scaling.</text:span></text:p>
      <text:p text:style-name="P10"><text:span text:style-name="T16"><text:tab/><text:tab/>sfPortamentoTime = (</text:span><text:span text:style-name="T10">float</text:span><text:span text:style-name="T16">)value/(</text:span><text:span text:style-name="T10">float</text:span><text:span text:style-name="T16">)1000.0; </text:span><text:span text:style-name="T20">// 100.0;</text:span></text:p>
      <text:p text:style-name="P26"/>
      <text:p text:style-name="P26">drift_frequency_1</text:p>
      <text:p text:style-name="P22">Drift freq 1 (Hz).</text:p>
      <text:p text:style-name="P22"><text:tab/><text:tab/>// Convert drift amplitude from semitones to fraction of frequency.</text:p>
      <text:p text:style-name="P10"><text:span text:style-name="T16"><text:tab/><text:tab/>sfDriftPeakFraction = (</text:span><text:span text:style-name="T10">float</text:span><text:span text:style-name="T16">) pow(2.0, gl-&gt;F(</text:span><text:span text:style-name="T28">"drift_amplitude"</text:span><text:span text:style-name="T16">)/12.0) - (</text:span><text:span text:style-name="T10">float</text:span><text:span text:style-name="T16">)1.0;</text:span></text:p>
      <text:p text:style-name="P29"><text:tab/><text:tab/>boDrift = ((sfDriftF1 &gt; 0.0) || (sfDriftF2 &gt; 0.0) || (sfDriftF3 &gt; 0.0)) &amp;&amp; (sfDriftPeakFraction &gt; 0.0);</text:p>
      <text:p text:style-name="P29"/>
      <text:p text:style-name="P22">/* This is arranged so that the peak drift is 1, regardless of how many of the three drift frequencies are active. */</text:p>
      <text:p text:style-name="P25">Strange code. <text:s/><text:span text:style-name="T16">boDrift is true only when all 3 drift_frequency values are &gt; 0.0. But calculating the drift assumes that some of the frequencies can be 0.0 when boDrift is true.</text:span></text:p>
      <text:p text:style-name="P26"/>
      <text:p text:style-name="P26">drift_frequency_2</text:p>
      <text:p text:style-name="P26"/>
      <text:p text:style-name="P26">drift_frequency_3</text:p>
      <text:p text:style-name="P26"/>
      <text:p text:style-name="P26">drift_amplitude</text:p>
      <text:p text:style-name="P25">See drift_frequency_1.</text:p>
      <text:p text:style-name="P26"/>
      <text:p text:style-name="P26">transpose</text:p>
      <text:p text:style-name="P22">In +/- semitones.</text:p>
      <text:p text:style-name="P24"/>
      <text:p text:style-name="P26"><text:span text:style-name="T29"><text:tab/><text:tab/>uiTranspose = (</text:span><text:span text:style-name="T10">unsigned</text:span><text:span text:style-name="T16"> </text:span><text:span text:style-name="T10">int</text:span><text:span text:style-name="T16">)gl-&gt;F(</text:span><text:span text:style-name="T28">"transpose"</text:span><text:span text:style-name="T16">);</text:span><text:span text:style-name="T20">// +/- semitones.</text:span></text:p>
      <text:p text:style-name="P7"><text:tab/><text:tab/>note_num += uiTranspose;</text:p>
      <text:p text:style-name="P7"/>
      <text:p text:style-name="P25">There's no bounds checking! note_num could go below 0 or above the max. Suggest always using transpose = 0.</text:p>
      <text:p text:style-name="P26"/>
      <text:p text:style-name="P26">consonant_stretch</text:p>
      <text:p text:style-name="P26"><text:span text:style-name="T29"><text:tab/><text:tab/>ph_durs = siod_get_lval(</text:span><text:span text:style-name="T28">"fl_phoneme_durations"</text:span><text:span text:style-name="T16">,</text:span><text:span text:style-name="T28">"no phoneme durations"</text:span><text:span text:style-name="T16">);</text:span></text:p>
      <text:p text:style-name="P29"/>
      <text:p text:style-name="P25">Affects the duration of consonants. Need to set up segments or something, else you may get:</text:p>
      <text:p text:style-name="P25"/>
      <text:p text:style-name="P26"><text:span text:style-name="T29"><text:tab/><text:tab/><text:tab/>cerr &lt;&lt; </text:span><text:span text:style-name="T28">"WARNING: Phoneme '"</text:span><text:span text:style-name="T16"> &lt;&lt; s-&gt;name()</text:span></text:p>
      <text:p text:style-name="P10"><text:span text:style-name="T16"><text:tab/><text:tab/><text:tab/><text:tab/>&lt;&lt; </text:span><text:span text:style-name="T28">"' has no default duration listed, so set to 0.1 sec."</text:span><text:span text:style-name="T16"> &lt;&lt; endl;</text:span></text:p>
      <text:p text:style-name="P26"/>
      <text:p text:style-name="P25">Strange. Mist-me.mid doesn't display the above warning, but the other midi files do. Weird. I don't think its the trailing space in the lyrics.</text:p>
      <text:p text:style-name="P26"/>
      <text:p text:style-name="P26">min_rest_dur</text:p>
      <text:p text:style-name="P26"><text:span text:style-name="T29"><text:s text:c="2"/><text:tab/><text:tab/>Rt = max((</text:span><text:span text:style-name="T10">float</text:span><text:span text:style-name="T16">)0.0, next1stON-this1stON - (Vt+Ct+Ot));</text:span></text:p>
      <text:p text:style-name="P10"><text:span text:style-name="T16"><text:s text:c="2"/><text:tab/><text:tab/></text:span><text:span text:style-name="T10">if</text:span><text:span text:style-name="T16"> (Rt &lt; gl-&gt;F(</text:span><text:span text:style-name="T28">"min_rest_dur"</text:span><text:span text:style-name="T16">)){</text:span></text:p>
      <text:p text:style-name="P7"><text:s text:c="4"/><text:tab/><text:tab/><text:tab/>Rt = 0.0;</text:p>
      <text:p text:style-name="P7"><text:s text:c="2"/><text:tab/><text:tab/>}</text:p>
      <text:p text:style-name="P26"/>
      <text:p text:style-name="P25">Part of some hairy-scary code in <text:span text:style-name="T29">get_syllable_target_durations.</text:span></text:p>
      <text:p text:style-name="P26"/>
      <text:p text:style-name="P26">phone_delimiter</text:p>
      <text:p text:style-name="P25">Woohoo, this is read in, but used nowhere! Maybe in a script file?</text:p>
      <text:p text:style-name="P26"/>
      <text:p text:style-name="P26">syl_continuation</text:p>
      <text:p text:style-name="P25">Woohoo, this is read in, but used nowhere! Maybe in a script file?</text:p>
      <text:p text:style-name="P26"/>
      <text:p text:style-name="P26">voice_track_name</text:p>
      <text:p text:style-name="P26"><text:soft-page-break/>voice_track_number</text:p>
      <text:p text:style-name="P26">channel_number</text:p>
      <text:p text:style-name="P26">common_events_track_name</text:p>
      <text:p text:style-name="P26">common_events_track_number</text:p>
      <text:p text:style-name="P26">use_just_tuning</text:p>
      <text:p text:style-name="P25">These are used by the Just Tuning feature. Common_events variables are for common events. Didn't try the common events feature. Couldn't hear three-part harmony and the sound was tinny.</text:p>
      <text:p text:style-name="P25"/>
      <text:p text:style-name="P25">Try tempo event in track 0, lyrics+notes in track 1, set use_just_tuning to yes.</text:p>
      <text:p text:style-name="P25">Using multiple tracks, with and without different midi channel numbers, didn't work. Maybe I should have added a tempo event to track 0, pushing the rest of the tracks down by one?</text:p>
      <text:p text:style-name="P25"/>
      <text:p text:style-name="P22">DJLB 10-08-08. Provision of alternative track identification, by name or number.</text:p>
      <text:p text:style-name="P22"/>
      <text:p text:style-name="P20"><text:span text:style-name="T21"><text:s text:c="4"/><text:tab/><text:tab/></text:span><text:span text:style-name="T19">//If the track name is nominated, use it. If not, use the track number.</text:span></text:p>
      <text:p text:style-name="P6"><text:span text:style-name="T14"><text:s text:c="4"/><text:tab/><text:tab/></text:span><text:span text:style-name="T19">// If neither are given, the 1st track on which notes are found will be used.</text:span></text:p>
      <text:p text:style-name="P6"><text:span text:style-name="T14"><text:s text:c="20"/><text:tab/></text:span><text:span text:style-name="T7">char</text:span><text:span text:style-name="T14"> chNum[18];</text:span></text:p>
      <text:p text:style-name="P6"><text:span text:style-name="T14"><text:s text:c="16"/><text:tab/>esLocation = </text:span><text:span text:style-name="T23">"Track "</text:span><text:span text:style-name="T14">;</text:span></text:p>
      <text:p text:style-name="P6"><text:span text:style-name="T14"><text:s text:c="17"/><text:tab/>sprintf(chNum, </text:span><text:span text:style-name="T23">"%d"</text:span><text:span text:style-name="T14">, inReqdTrackNumber); </text:span></text:p>
      <text:p text:style-name="P7"><text:s text:c="16"/><text:tab/>esLocation += chNum;</text:p>
      <text:p text:style-name="P7"><text:s/></text:p>
      <text:p text:style-name="P7"/>
      <text:p text:style-name="P7"><text:s text:c="8"/><text:tab/><text:tab/>inReqdTrackNumber = DEF_TRACKNUMBER;</text:p>
      <text:p text:style-name="P6"><text:span text:style-name="T14"><text:s text:c="8"/><text:tab/><text:tab/>esLocation = esReqdTrackName + </text:span><text:span text:style-name="T23">" Track"</text:span><text:span text:style-name="T14">;</text:span></text:p>
      <text:p text:style-name="P7"><text:s/></text:p>
      <text:p text:style-name="P5"><text:span text:style-name="T13"><text:tab/></text:span>Flinger will handle MIDI files in Format 0 or 1 only.</text:p>
      <text:p text:style-name="P5"><text:tab/>In Format 0, there is only one track (0) and all events are in it in their</text:p>
      <text:p text:style-name="P5"><text:tab/>chronological order.</text:p>
      <text:p text:style-name="P5"><text:tab/>In Format 1, a number of tracks may be present. Track 0 is commonly unnamed,</text:p>
      <text:p text:style-name="P5"><text:tab/><text:tab/>and contains file descriptors and some MIDI events - notably tempo events,</text:p>
      <text:p text:style-name="P5"><text:tab/><text:tab/>with info. about their intended time location.</text:p>
      <text:p text:style-name="P5"><text:tab/>Tracks 1 and up may contain notes and/or lyrics, volume changes etc. Each track</text:p>
      <text:p text:style-name="P5"><text:tab/><text:tab/>may be named, the track name being provided by the METASEQUENCENAME event.</text:p>
      <text:p text:style-name="P5"><text:tab/>The following code allows Flinger to:-</text:p>
      <text:p text:style-name="P5"><text:tab/>(a) reject a file of Format &gt; 1;</text:p>
      <text:p text:style-name="P5"><text:tab/>(b) process the track in a Format 0 file;</text:p>
      <text:p text:style-name="P5"><text:tab/>(c) process the tracks in a Format 1 file with the following provisos:-</text:p>
      <text:p text:style-name="P5"><text:tab/><text:tab/>(1) events on track 0 are stored and added to utt when appropriate, during</text:p>
      <text:p text:style-name="P5"><text:tab/><text:tab/><text:tab/>the later processing of a track that contains notes;</text:p>
      <text:p text:style-name="P5"><text:tab/><text:tab/>(2) if a track name has not been provided by the user (this can be done</text:p>
      <text:p text:style-name="P5"><text:tab/><text:tab/><text:tab/>through Flinger parameters) all tracks up to and including the next</text:p>
      <text:p text:style-name="P5"><text:tab/><text:tab/><text:tab/>track to contain note events are processed. Tracks following one with</text:p>
      <text:p text:style-name="P5"><text:tab/><text:tab/><text:tab/>note events are ignored;</text:p>
      <text:p text:style-name="P5"><text:tab/><text:tab/>(3) if a track name has been provided, only the track so named is</text:p>
      <text:p text:style-name="P5"><text:tab/><text:tab/><text:tab/>processed. All others are ignored, and</text:p>
      <text:p text:style-name="P5"><text:tab/><text:tab/>(4) if a track name for a track containing events intended to be common</text:p>
      <text:p text:style-name="P5"><text:tab/><text:tab/><text:tab/>to all note-bearing tracks has been provided, events on that track</text:p>
      <text:p text:style-name="P5"><text:tab/><text:tab/><text:tab/>are stored in a list, and merged with the note-bearing track when</text:p>
      <text:p text:style-name="P5"><text:tab/><text:tab/><text:tab/>that track's events are handled.</text:p>
      <text:p text:style-name="P7"/>
      <text:p text:style-name="P6"><text:span text:style-name="T14"><text:s text:c="4"/></text:span><text:span text:style-name="T19">/*NOTE: MIDI channel numbers are known as integers from 1 to 16, but </text:span></text:p>
      <text:p text:style-name="P5"><text:s text:c="12"/>are stored in the MIDI file as integers 0-15.*/</text:p>
      <text:p text:style-name="P6"><text:span text:style-name="T14"><text:s text:c="4"/></text:span><text:span text:style-name="T7">int</text:span><text:span text:style-name="T14"> inReqdChannelNumber(gl-&gt;I(</text:span><text:span text:style-name="T23">"channel_number"</text:span><text:span text:style-name="T14">) - 1);</text:span></text:p>
      <text:p text:style-name="P6"><text:span text:style-name="T14"><text:s text:c="4"/></text:span><text:span text:style-name="T7">if</text:span><text:span text:style-name="T14"> (!((inReqdChannelNumber &lt; 16) &amp;&amp; (inReqdChannelNumber &gt; 0)))</text:span></text:p>
      <text:p text:style-name="P8">Oops, shouldn't the above be &gt;= 0? (I've fixed it.)</text:p>
      <text:p text:style-name="P7"><text:s text:c="4"/>{</text:p>
      <text:p text:style-name="P7"><text:s text:c="8"/>inReqdChannelNumber = DEF_CHANNELNUMBER;</text:p>
      <text:p text:style-name="P7"><text:s text:c="4"/>}</text:p>
      <text:p text:style-name="P6"><text:soft-page-break/><text:span text:style-name="T14"><text:s text:c="4"/></text:span><text:span text:style-name="T7">else</text:span></text:p>
      <text:p text:style-name="P7"><text:s text:c="4"/>{</text:p>
      <text:p text:style-name="P6"><text:span text:style-name="T14"><text:s text:c="8"/></text:span><text:span text:style-name="T7">char</text:span><text:span text:style-name="T14"> chNum[18];</text:span></text:p>
      <text:p text:style-name="P6"><text:span text:style-name="T14"><text:s text:c="8"/>esLocation += </text:span><text:span text:style-name="T23">" Channel "</text:span><text:span text:style-name="T14">;</text:span></text:p>
      <text:p text:style-name="P6"><text:span text:style-name="T14"><text:s text:c="8"/></text:span><text:span text:style-name="T19">//esLocation += itoa(inReqdChannelNumber + 1,chNum,10);</text:span></text:p>
      <text:p text:style-name="P6"><text:span text:style-name="T14"><text:s text:c="8"/>sprintf(chNum, </text:span><text:span text:style-name="T23">"%d"</text:span><text:span text:style-name="T14">, inReqdChannelNumber + 1);</text:span></text:p>
      <text:p text:style-name="P7"><text:s text:c="8"/>esLocation += chNum;</text:p>
      <text:p text:style-name="P7"><text:s text:c="4"/>}</text:p>
      <text:p text:style-name="P7"/>
      <text:p text:style-name="P20"><text:span text:style-name="T21"><text:s text:c="4"/></text:span><text:span text:style-name="T19">//DJLB 19-06-08. Channel selection modification &amp; recognition of reqd. track number.</text:span></text:p>
      <text:p text:style-name="P6"><text:span text:style-name="T14"><text:s text:c="4"/></text:span><text:span text:style-name="T7">if</text:span><text:span text:style-name="T14">(esCommonEventsTrackName.length() &lt;= 0)</text:span></text:p>
      <text:p text:style-name="P7"><text:s text:c="4"/>{</text:p>
      <text:p text:style-name="P6"><text:span text:style-name="T14"><text:s text:c="8"/></text:span><text:span text:style-name="T7">if</text:span><text:span text:style-name="T14">(inCommonEventsTrackNumber != DEF_COMMONEVENTSTRACKNUMBER)</text:span></text:p>
      <text:p text:style-name="P7"><text:s text:c="8"/>{</text:p>
      <text:p text:style-name="P6"><text:span text:style-name="T14"><text:s text:c="12"/></text:span><text:span text:style-name="T7">if</text:span><text:span text:style-name="T14"> (!((inCommonEventsTrackNumber &lt; 16) &amp;&amp; (inCommonEventsTrackNumber &gt; 0)))</text:span></text:p>
      <text:p text:style-name="P7"><text:s text:c="2"/><text:span text:style-name="T11">Oops, shouldn't the above be &gt;= 0? (I've fixed it.)</text:span></text:p>
      <text:p text:style-name="P7"><text:s text:c="10"/>{</text:p>
      <text:p text:style-name="P7"><text:s text:c="16"/>inCommonEventsTrackNumber = DEF_COMMONEVENTSTRACKNUMBER;</text:p>
      <text:p text:style-name="P7"><text:s text:c="12"/>}</text:p>
      <text:p text:style-name="P6"><text:span text:style-name="T14"><text:s text:c="12"/></text:span><text:span text:style-name="T7">else</text:span></text:p>
      <text:p text:style-name="P7"><text:s text:c="12"/>{</text:p>
      <text:p text:style-name="P6"><text:span text:style-name="T14"><text:s text:c="16"/></text:span><text:span text:style-name="T7">char</text:span><text:span text:style-name="T14"> chNum[18];</text:span></text:p>
      <text:p text:style-name="P6"><text:span text:style-name="T14"><text:s text:c="16"/>esLocation = </text:span><text:span text:style-name="T23">"Track "</text:span><text:span text:style-name="T14">;</text:span></text:p>
      <text:p text:style-name="P6"><text:span text:style-name="T14"><text:s text:c="16"/></text:span><text:span text:style-name="T19">//esLocation += itoa(inCommonEventsTrackNumber,chNum,10); </text:span></text:p>
      <text:p text:style-name="P6"><text:span text:style-name="T14"><text:s text:c="16"/>sprintf(chNum, </text:span><text:span text:style-name="T23">"%d"</text:span><text:span text:style-name="T14">, inCommonEventsTrackNumber); </text:span></text:p>
      <text:p text:style-name="P7"><text:s text:c="16"/>esLocation += chNum;</text:p>
      <text:p text:style-name="P7"><text:s text:c="12"/>}</text:p>
      <text:p text:style-name="P7"><text:s text:c="8"/>}</text:p>
      <text:p text:style-name="P7"><text:s text:c="4"/>}</text:p>
      <text:p text:style-name="P6"><text:span text:style-name="T14"><text:s text:c="4"/></text:span><text:span text:style-name="T7">else</text:span></text:p>
      <text:p text:style-name="P7"><text:s text:c="4"/>{</text:p>
      <text:p text:style-name="P7"><text:s text:c="8"/>inCommonEventsTrackNumber = DEF_COMMONEVENTSTRACKNUMBER;</text:p>
      <text:p text:style-name="P6"><text:span text:style-name="T14"><text:s text:c="8"/>esLocation = esCommonEventsTrackName + </text:span><text:span text:style-name="T23">" Track"</text:span><text:span text:style-name="T14">;</text:span></text:p>
      <text:p text:style-name="P7"><text:s text:c="4"/>}</text:p>
      <text:p text:style-name="P22"><text:tab/>Deal with Track 0 (in a Format 1 MIDI, this contains a tempo and time</text:p>
      <text:p text:style-name="P5"><text:tab/>event map). Then deal only with the track and/or channel identified by</text:p>
      <text:p text:style-name="P5"><text:s text:c="14"/>Flinger input parameters, if that identification exists. Otherwise,</text:p>
      <text:p text:style-name="P5"><text:tab/>deal with all tracks other than those following one with notes.</text:p>
      <text:p text:style-name="P20"/>
      <text:p text:style-name="P20">MIDI cc events:</text:p>
      <text:p text:style-name="P20"/>
      <text:p text:style-name="P20"><text:span text:style-name="T7"><text:tab/>void</text:span><text:span text:style-name="T14"> FL_add_parameter_event(ParameterEvent *e, EST_String esType)</text:span></text:p>
      <text:p text:style-name="P6"><text:span text:style-name="T14"><text:tab/></text:span><text:span text:style-name="T7">case</text:span><text:span text:style-name="T14"> 1: <text:s text:c="2"/></text:span><text:span text:style-name="T19">// Modulation </text:span></text:p>
      <text:p text:style-name="P7"><text:tab/><text:tab/>FL_add_vibrato( e-&gt;GetTime(), e-&gt;GetChannel(), e-&gt;GetValue());</text:p>
      <text:p text:style-name="P6"><text:span text:style-name="T14"><text:tab/></text:span><text:span text:style-name="T7">case</text:span><text:span text:style-name="T14"> 5:</text:span></text:p>
      <text:p text:style-name="P7"><text:tab/><text:tab/>FL_add_portamento_time(e-&gt;GetTime(), e-&gt;GetChannel(), e-&gt;GetValue());</text:p>
      <text:p text:style-name="P6"><text:span text:style-name="T14"><text:tab/></text:span><text:span text:style-name="T7">case</text:span><text:span text:style-name="T14"> 7: <text:s text:c="2"/></text:span><text:span text:style-name="T19">// Volume for track.</text:span></text:p>
      <text:p text:style-name="P7"><text:tab/><text:tab/>FL_add_Volume(e-&gt;GetTime(), e-&gt;GetChannel(), e-&gt;GetValue(), FALSE);</text:p>
      <text:p text:style-name="P6"><text:span text:style-name="T14"><text:tab/></text:span><text:span text:style-name="T7">case</text:span><text:span text:style-name="T14"> 20:<text:tab/></text:span><text:span text:style-name="T19">// DJLB addition - Gliss</text:span></text:p>
      <text:p text:style-name="P7"><text:tab/><text:tab/>FL_add_gliss(e-&gt;GetTime(), e-&gt;GetChannel());</text:p>
      <text:p text:style-name="P6"><text:span text:style-name="T14"><text:tab/></text:span><text:span text:style-name="T7">case</text:span><text:span text:style-name="T14"> 21: <text:s text:c="3"/></text:span><text:span text:style-name="T19">// DJLB addition - 'notebend' - a pitchbend for current note only.</text:span></text:p>
      <text:p text:style-name="P6"><text:span text:style-name="T14"><text:tab/><text:tab/>FL_add_notebend(e-&gt;GetTime(), e-&gt;GetChannel(), (</text:span><text:span text:style-name="T7">long</text:span><text:span text:style-name="T14">)e-&gt;GetValue());</text:span></text:p>
      <text:p text:style-name="P6"><text:span text:style-name="T14"><text:tab/></text:span><text:span text:style-name="T7">case</text:span><text:span text:style-name="T14"> 30: <text:s text:c="2"/></text:span><text:span text:style-name="T19">// DJLB addition - Volume crescendo/diminuendo effect.</text:span></text:p>
      <text:p text:style-name="P7"><text:tab/><text:tab/>FL_add_Volume(e-&gt;GetTime(), e-&gt;GetChannel(), e-&gt;GetValue(), TRUE);</text:p>
      <text:p text:style-name="P7"/>
      <text:p text:style-name="P9">also active: tempo events, lyric events, note bars, timesig events (does not affect Flinger), end of track markers (obviously)</text:p>
      <text:p text:style-name="P9"><text:soft-page-break/></text:p>
      <text:p text:style-name="P9"><text:span text:style-name="T32">ignored</text:span>: key pressure, program change, channel pressure (aftertouch), sysex, sequence#, text, copyright, sequence name, instrument name, marker, cue, channel prefix, port#, SMPTE, meta key, sequencer specific</text:p>
      <text:p text:style-name="P9"/>
      <text:p text:style-name="P9">MIDI pitch wheel event:</text:p>
      <text:p text:style-name="P9"/>
      <text:p text:style-name="P4"><text:tab/>range [-8192,8192]</text:p>
      <text:p text:style-name="P4"><text:tab/>/* Max. value = 0x3FFF<text:tab/>must represent ~ +1</text:p>
      <text:p text:style-name="P5"><text:tab/> <text:s text:c="3"/>Min. value = 0x00<text:tab/>must represent -1</text:p>
      <text:p text:style-name="P5"><text:tab/> <text:s text:c="3"/>Mid-point value = 0x2000 must represent +/- 0.0 */</text:p>
      <text:p text:style-name="P4"/>
      <text:p text:style-name="P20"><text:span text:style-name="T7"><text:tab/>void</text:span><text:span text:style-name="T14"> Tclm_ParsePitchWheel(PitchWheelEvent *e)</text:span></text:p>
      <text:p text:style-name="P7"/>
      <text:p text:style-name="P7">My pitchwheel transmits values from $0 (0) to $7fff (32767) with $4000 (16384) as midpoint. The above is for midi v1.0 spec.</text:p>
      <text:p text:style-name="P20"/>
      <text:p text:style-name="P20">OGIresLPC:</text:p>
      <text:p text:style-name="P20"/>
      <text:p text:style-name="P26">“LPC” What does this stand for?</text:p>
      <text:p text:style-name="P26">“res” What does this stand for? </text:p>
      <text:p text:style-name="P26">“UV” = “unvoiced”. What does voiced and unvoiced mean?</text:p>
      <text:p text:style-name="P20"><text:span text:style-name="T21">gmm = What does this stand for? General matrix mapping? </text:span><text:span text:style-name="T23">A file containing mean, covariance, weight, bias info. Used by voice </text:span><text:span text:style-name="T23">conversion</text:span></text:p>
      <text:p text:style-name="P20"/>
      <text:p text:style-name="P20">Features that are beyond my ability to decipher:</text:p>
      <text:p text:style-name="P20"><text:tab/>F0</text:p>
      <text:p text:style-name="P20"><text:tab/>T0</text:p>
      <text:p text:style-name="P20"><text:tab/>Anything that needs external files: vc_file, spectra, power</text:p>
      <text:p text:style-name="P20"><text:tab/>Anything that needs an input list: voice sections, pitchmarks</text:p>
      <text:p text:style-name="P20"/>
      <text:p text:style-name="P20">Adjustable parameters. Boldface=tested and sound changed for better/worse:</text:p>
      <text:p text:style-name="P20"/>
      <text:p text:style-name="P32">F0_default<text:tab/>possibly 0.0 up:</text:p>
      <text:p text:style-name="P14">// Functions for setting up duration modification.</text:p>
      <text:p text:style-name="P14">// Assumes we have </text:p>
      <text:p text:style-name="P14">// <text:s text:c="4"/>- "Target" relation with "pos" and "f0" features</text:p>
      <text:p text:style-name="P14">// <text:s text:c="4"/>- OGI_TimeWarp previously constructed</text:p>
      <text:p text:style-name="P14">// </text:p>
      <text:p text:style-name="P32"/>
      <text:p text:style-name="P32">T0_UV_thresh<text:tab/>possibly something to do with pitchmarks</text:p>
      <text:p text:style-name="P20"><text:span text:style-name="T21"><text:tab/><text:tab/>In.set(</text:span><text:span text:style-name="T23">"T0_UV_thresh"</text:span><text:span text:style-name="T14">, In.F(</text:span><text:span text:style-name="T23">"F0_range_factor"</text:span><text:span text:style-name="T14">) / In.F(</text:span><text:span text:style-name="T23">"guess_F0"</text:span><text:span text:style-name="T14">));</text:span></text:p>
      <text:p text:style-name="P20"/>
      <text:p text:style-name="P32">T0_UV_pm<text:tab/>pmark (pitchmark) for unvoiced sections. Always seems to be unvoiced, voiced labelling flag isn't set to 1</text:p>
      <text:p text:style-name="P32"><text:tab/><text:tab/>anywhere?</text:p>
      <text:p text:style-name="P28"><text:span text:style-name="T25">post_gain</text:span><text:span text:style-name="T23"><text:tab/>a multiplier, overall gain to apply, 1.0 means no gain</text:span></text:p>
      <text:p text:style-name="P28"><text:span text:style-name="T25">deemphasis</text:span><text:span text:style-name="T23"><text:tab/>a multiplier to a value, 1.0 means no deemphasis</text:span></text:p>
      <text:p text:style-name="P23"><text:span text:style-name="T27">uv_gain</text:span><text:span text:style-name="T22"><text:tab/><text:tab/>a multiplier, <text:s/></text:span>user-specified gain for unvoiced<text:span text:style-name="T22">, 1.0 means no gain</text:span></text:p>
      <text:p text:style-name="P28"><text:span text:style-name="T25">uv_dither</text:span><text:span text:style-name="T23"><text:tab/>1=true, else false</text:span></text:p>
      <text:p text:style-name="P28"><text:span text:style-name="T25">window_type</text:span><text:span text:style-name="T23"><text:tab/>“trapezoid” or “triangle”, default is triangle. Although I saw default can be “hamming” somewhere?</text:span></text:p>
      <text:p text:style-name="P32"><text:tab/><text:tab/>hamming is not an acceptable input keyword, only trapezoid and triangle are. This param didn't affect</text:p>
      <text:p text:style-name="P32"><text:tab/><text:tab/>the resulting sound</text:p>
      <text:p text:style-name="P28"><text:span text:style-name="T25">outbuf_incr</text:span><text:span text:style-name="T23"><text:tab/></text:span><text:span text:style-name="T19">output wave buffer</text:span><text:span text:style-name="T23"> size. This param doesn't affect the resulting sound</text:span></text:p>
      <text:p text:style-name="P23"><text:span text:style-name="T27">mod_method</text:span><text:span text:style-name="T22"> <text:tab/></text:span>modify prosody to realize target output. "direct" method: <text:s/>interpolate within target F0 contour to</text:p>
      <text:p text:style-name="P5"><text:soft-page-break/><text:tab/><text:tab/>get target pitchmarks, use T0 of original pmarks in UV regions</text:p>
      <text:p text:style-name="P23"><text:span text:style-name="T27">dur_method</text:span><text:span text:style-name="T22"><text:tab/></text:span>Generate time warping function from durations</text:p>
      <text:p text:style-name="P23"><text:span text:style-name="T27">pitch_method</text:span><text:span text:style-name="T22"><text:tab/>“soft” doesn't appear to be implemented</text:span></text:p>
      <text:p text:style-name="P31">vc_file<text:tab/><text:tab/>provide a voice conversion mapping filename to activate voice conversion</text:p>
      <text:p text:style-name="P32"><text:span text:style-name="T32">vqual_mod</text:span><text:tab/>has these subparams. This param didn't affect the resulting sound</text:p>
      <text:p text:style-name="P16"><text:span text:style-name="T21"><text:s text:c="4"/>VQUAL_global_warp_wave = get_param_float(</text:span><text:span text:style-name="T23">"vt_global_warp_wave"</text:span><text:span text:style-name="T14">,params, 1.0);</text:span></text:p>
      <text:p text:style-name="P16"><text:span text:style-name="T14"><text:s text:c="4"/>VQUAL_v_warp_wave = get_param_float(</text:span><text:span text:style-name="T23">"vt_voiced_warp_wave"</text:span><text:span text:style-name="T14">,params, 1.0);</text:span></text:p>
      <text:p text:style-name="P17"/>
      <text:p text:style-name="P16"><text:span text:style-name="T14"><text:s text:c="4"/>VQUAL_global_warp_lsf <text:s/>= get_param_float(</text:span><text:span text:style-name="T23">"vt_global_warp_lsf"</text:span><text:span text:style-name="T14">, params, 1.0);</text:span></text:p>
      <text:p text:style-name="P16"><text:span text:style-name="T14"><text:tab/></text:span><text:span text:style-name="T31">doesn't appear to be implemented</text:span></text:p>
      <text:p text:style-name="P16"><text:span text:style-name="T14"><text:s text:c="4"/>VQUAL_v_warp_lsf <text:s/>= get_param_float(</text:span><text:span text:style-name="T23">"vt_voiced_warp_lsf"</text:span><text:span text:style-name="T14">, params, 1.0);</text:span></text:p>
      <text:p text:style-name="P16"><text:span text:style-name="T14"><text:tab/></text:span><text:span text:style-name="T31">doesn't appear to be implemented</text:span></text:p>
      <text:p text:style-name="P19"/>
      <text:p text:style-name="P15"><text:s text:c="2"/><text:span text:style-name="T1">float</text:span><text:span text:style-name="T13"> v_warp <text:s/>= VQUAL_global_warp_wave * VQUAL_v_warp_wave;<text:tab/></text:span><text:span text:style-name="T30">for voiced</text:span></text:p>
      <text:p text:style-name="P16"><text:span text:style-name="T14"><text:s text:c="2"/></text:span><text:span text:style-name="T7">float</text:span><text:span text:style-name="T14"> uv_warp = VQUAL_global_warp_wave;<text:tab/><text:tab/><text:tab/><text:tab/></text:span><text:span text:style-name="T31">for unvoiced</text:span></text:p>
      <text:p text:style-name="P15"/>
      <text:p text:style-name="P28"><text:span text:style-name="T23">spectra_smooth<text:tab/></text:span><text:span text:style-name="T19">Apply correction to smooth LSF trajectories at joins</text:span><text:span text:style-name="T23">. A list of phonemes needed? What's a phoneme?</text:span></text:p>
      <text:p text:style-name="P32"/>
      <text:p text:style-name="P32">spectra_match_or_replace<text:tab/><text:tab/>active if spectra_smooth is not “”. <text:s/>Values are "" or “replace” or “match”</text:p>
      <text:p text:style-name="P16"><text:span text:style-name="T23">“match” = </text:span><text:span text:style-name="T19">add an offset to each channel, increasing linearly from frB--&gt;frM and frM&lt;--frE, such that left and right sides meet at frame frM-0.5</text:span></text:p>
      <text:p text:style-name="P19">“replace” = <text:span text:style-name="T18">same as above, but replace instead of adding an offset</text:span></text:p>
      <text:p text:style-name="P14">(there appears to be a smooth_ma proc, but it's not used. </text:p>
      <text:p text:style-name="P16"><text:span text:style-name="T31">smooth_ma = </text:span><text:span text:style-name="T19">moving average with antisymmetric extension of endpoints. Keeps endpoints of vector same after filtering.</text:span><text:span text:style-name="T31"> The code is there but nothing references it!</text:span></text:p>
      <text:p text:style-name="P14"/>
      <text:p text:style-name="P28"><text:span text:style-name="T23">power_smooth<text:tab/></text:span><text:span text:style-name="T19">Apply correction to smooth power at joins. </text:span><text:span text:style-name="T23"><text:s/>A list of phonemes?</text:span></text:p>
      <text:p text:style-name="P32">power_match_or_replace<text:tab/><text:tab/>active if power_smooth is not “”. “replace” or “match”. Same value meaning as</text:p>
      <text:p text:style-name="P32"><text:tab/><text:tab/><text:tab/><text:tab/>spectra_match_or_replace</text:p>
      <text:p text:style-name="P32">smooth_cross_ph_join<text:tab/><text:tab/>used by spectra_smooth and power_smooth functions</text:p>
      <text:p text:style-name="P32"/>
      <text:p text:style-name="P20"><text:span text:style-name="T21"><text:s text:c="2"/></text:span><text:span text:style-name="T19">// Get params from Scheme layer</text:span></text:p>
      <text:p text:style-name="P6"><text:span text:style-name="T14"><text:s text:c="2"/>In-&gt;set(</text:span><text:span text:style-name="T23">"F0_default"</text:span><text:span text:style-name="T14">, <text:s/>get_param_float(</text:span><text:span text:style-name="T23">"F0_default"</text:span><text:span text:style-name="T14">, <text:s/>params, 50.0));</text:span></text:p>
      <text:p text:style-name="P6"><text:span text:style-name="T14"><text:s text:c="2"/>In-&gt;set(</text:span><text:span text:style-name="T23">"T0_UV_thresh"</text:span><text:span text:style-name="T14">,get_param_float(</text:span><text:span text:style-name="T23">"T0_UV_thresh"</text:span><text:span text:style-name="T14">,params, (</text:span><text:span text:style-name="T7">float</text:span><text:span text:style-name="T14">)0.020));</text:span></text:p>
      <text:p text:style-name="P6"><text:span text:style-name="T14"><text:s text:c="2"/>In-&gt;set(</text:span><text:span text:style-name="T23">"T0_UV_pm"</text:span><text:span text:style-name="T14">, <text:s text:c="3"/>get_param_float(</text:span><text:span text:style-name="T23">"T0_UV_pm"</text:span><text:span text:style-name="T14">, <text:s text:c="3"/>params, (</text:span><text:span text:style-name="T7">float</text:span><text:span text:style-name="T14">)0.010));</text:span></text:p>
      <text:p text:style-name="P6"><text:span text:style-name="T14"><text:s text:c="2"/>In-&gt;set(</text:span><text:span text:style-name="T23">"post_gain"</text:span><text:span text:style-name="T14">, <text:s text:c="2"/>get_param_float(</text:span><text:span text:style-name="T23">"post_gain"</text:span><text:span text:style-name="T14">, <text:s text:c="2"/>params, 1.0));</text:span></text:p>
      <text:p text:style-name="P6"><text:span text:style-name="T14"><text:s text:c="2"/>In-&gt;set(</text:span><text:span text:style-name="T23">"deemphasis"</text:span><text:span text:style-name="T14">, <text:s/>get_param_float(</text:span><text:span text:style-name="T23">"deemphasis"</text:span><text:span text:style-name="T14">, <text:s/>params, (</text:span><text:span text:style-name="T7">float</text:span><text:span text:style-name="T14">)0.94));</text:span></text:p>
      <text:p text:style-name="P6"><text:span text:style-name="T14"><text:s text:c="2"/>In-&gt;set(</text:span><text:span text:style-name="T23">"uv_gain"</text:span><text:span text:style-name="T14">, <text:s text:c="4"/>get_param_float(</text:span><text:span text:style-name="T23">"uv_gain"</text:span><text:span text:style-name="T14">, <text:s text:c="4"/>params, 1.0));</text:span></text:p>
      <text:p text:style-name="P6"><text:span text:style-name="T14"><text:s text:c="2"/>In-&gt;set(</text:span><text:span text:style-name="T23">"uv_dither"</text:span><text:span text:style-name="T14">, <text:s text:c="2"/>get_param_int(</text:span><text:span text:style-name="T23">"uv_dither"</text:span><text:span text:style-name="T14">, <text:s text:c="4"/>params, 1));</text:span></text:p>
      <text:p text:style-name="P7"/>
      <text:p text:style-name="P6"><text:span text:style-name="T14"><text:s text:c="2"/></text:span><text:span text:style-name="T19">// triangle, trapezoid</text:span></text:p>
      <text:p text:style-name="P6"><text:span text:style-name="T14"><text:s text:c="2"/>In-&gt;set(</text:span><text:span text:style-name="T23">"window_type"</text:span><text:span text:style-name="T14">, wstrdup(get_param_str(</text:span><text:span text:style-name="T23">"window_type"</text:span><text:span text:style-name="T14">,params, </text:span><text:span text:style-name="T23">"triangle"</text:span><text:span text:style-name="T14">)));</text:span></text:p>
      <text:p text:style-name="P7"/>
      <text:p text:style-name="P6"><text:span text:style-name="T14"><text:s text:c="2"/>In-&gt;set(</text:span><text:span text:style-name="T23">"outbuf_incr"</text:span><text:span text:style-name="T14">, <text:s/>get_param_int(</text:span><text:span text:style-name="T23">"outbuf_incr"</text:span><text:span text:style-name="T14">, params, 1024));</text:span></text:p>
      <text:p text:style-name="P7"/>
      <text:p text:style-name="P6"><text:span text:style-name="T14"><text:s text:c="2"/></text:span><text:span text:style-name="T19">// direct, none</text:span></text:p>
      <text:p text:style-name="P6"><text:span text:style-name="T14"><text:s text:c="2"/>In-&gt;set(</text:span><text:span text:style-name="T23">"mod_method"</text:span><text:span text:style-name="T14">, <text:s/>wstrdup(get_param_str(</text:span><text:span text:style-name="T23">"mod_method"</text:span><text:span text:style-name="T14">,params, </text:span><text:span text:style-name="T23">"direct"</text:span><text:span text:style-name="T14">)));</text:span></text:p>
      <text:p text:style-name="P7"/>
      <text:p text:style-name="P6"><text:span text:style-name="T14"><text:s text:c="2"/></text:span><text:span text:style-name="T19">// direct, natural</text:span></text:p>
      <text:p text:style-name="P6"><text:span text:style-name="T14"><text:s text:c="2"/>In-&gt;set(</text:span><text:span text:style-name="T23">"dur_method"</text:span><text:span text:style-name="T14">, <text:s/>wstrdup(get_param_str(</text:span><text:span text:style-name="T23">"dur_method"</text:span><text:span text:style-name="T14">,params, </text:span><text:span text:style-name="T23">"direct"</text:span><text:span text:style-name="T14">)));</text:span></text:p>
      <text:p text:style-name="P7"><text:s/><text:span text:style-name="T11"><text:s/></text:span><text:span text:style-name="T9">if</text:span><text:span text:style-name="T11"> (gl-&gt;S(</text:span><text:span text:style-name="T26">"dur_method"</text:span><text:span text:style-name="T11">) == </text:span><text:span text:style-name="T26">"natural"</text:span><text:span text:style-name="T11">)</text:span></text:p>
      <text:p text:style-name="P7"/>
      <text:p text:style-name="P6"><text:span text:style-name="T14"><text:s text:c="2"/></text:span><text:span text:style-name="T19">// direct, natural, soft</text:span></text:p>
      <text:p text:style-name="P6"><text:span text:style-name="T14"><text:s text:c="2"/>In-&gt;set(</text:span><text:span text:style-name="T23">"pitch_method"</text:span><text:span text:style-name="T14">, <text:s/>wstrdup(get_param_str(</text:span><text:span text:style-name="T23">"pitch_method"</text:span><text:span text:style-name="T14">,params, </text:span><text:span text:style-name="T23">"direct"</text:span><text:span text:style-name="T14">)));</text:span></text:p>
      <text:p text:style-name="P6"><text:span text:style-name="T14"><text:s/></text:span><text:span text:style-name="T15"><text:s/></text:span><text:span text:style-name="T8">if</text:span><text:span text:style-name="T15"> (gl-&gt;S(</text:span><text:span text:style-name="T24">"pitch_method"</text:span><text:span text:style-name="T15">) == </text:span><text:span text:style-name="T24">"natural"</text:span><text:span text:style-name="T15">)</text:span></text:p>
      <text:p text:style-name="P7"/>
      <text:p text:style-name="P6"><text:span text:style-name="T14"><text:s text:c="5"/></text:span><text:span text:style-name="T19">// Voice conversion/quality mod</text:span></text:p>
      <text:p text:style-name="P6"><text:span text:style-name="T14"><text:s text:c="2"/>In-&gt;set(</text:span><text:span text:style-name="T23">"vc_file"</text:span><text:span text:style-name="T14">, wstrdup(get_param_str(</text:span><text:span text:style-name="T23">"vc_file"</text:span><text:span text:style-name="T14">,params, </text:span><text:span text:style-name="T23">""</text:span><text:span text:style-name="T14">)));</text:span></text:p>
      <text:p text:style-name="P7"><text:soft-page-break/><text:s/></text:p>
      <text:p text:style-name="P6"><text:span text:style-name="T14"><text:s text:c="2"/>plisp = get_param_lisp(</text:span><text:span text:style-name="T23">"vqual_mod"</text:span><text:span text:style-name="T14">, params, NIL);</text:span></text:p>
      <text:p text:style-name="P6"><text:span text:style-name="T14"><text:s text:c="2"/></text:span><text:span text:style-name="T7">if</text:span><text:span text:style-name="T14"> (plisp != NIL){</text:span></text:p>
      <text:p text:style-name="P6"><text:span text:style-name="T14"><text:s text:c="4"/>In-&gt;set(</text:span><text:span text:style-name="T23">"vqual_mod"</text:span><text:span text:style-name="T14">, <text:s/>siod_sprint(plisp));</text:span></text:p>
      <text:p text:style-name="P7"><text:s text:c="2"/>}</text:p>
      <text:p text:style-name="P7"/>
      <text:p text:style-name="P6"><text:span text:style-name="T14"><text:s text:c="2"/></text:span><text:span text:style-name="T19">// Smoothing</text:span></text:p>
      <text:p text:style-name="P6"><text:span text:style-name="T14"><text:s text:c="2"/>plisp = get_param_lisp(</text:span><text:span text:style-name="T23">"spectra_smooth"</text:span><text:span text:style-name="T14">, params, NIL);</text:span></text:p>
      <text:p text:style-name="P6"><text:span text:style-name="T14"><text:s text:c="2"/></text:span><text:span text:style-name="T7">if</text:span><text:span text:style-name="T14"> (plisp != NIL){</text:span></text:p>
      <text:p text:style-name="P6"><text:span text:style-name="T14"><text:s text:c="4"/>In-&gt;set(</text:span><text:span text:style-name="T23">"spectra_smooth"</text:span><text:span text:style-name="T14">, <text:s/>siod_sprint(plisp));</text:span></text:p>
      <text:p text:style-name="P7"><text:s text:c="2"/>}</text:p>
      <text:p text:style-name="P7"/>
      <text:p text:style-name="P6"><text:span text:style-name="T14"><text:s text:c="2"/>plisp = get_param_lisp(</text:span><text:span text:style-name="T23">"power_smooth"</text:span><text:span text:style-name="T14">, params, NIL);</text:span></text:p>
      <text:p text:style-name="P6"><text:span text:style-name="T14"><text:s text:c="2"/></text:span><text:span text:style-name="T7">if</text:span><text:span text:style-name="T14"> (plisp != NIL){</text:span></text:p>
      <text:p text:style-name="P6"><text:span text:style-name="T14"><text:s text:c="4"/>In-&gt;set(</text:span><text:span text:style-name="T23">"power_smooth"</text:span><text:span text:style-name="T14">, siod_sprint(plisp));</text:span></text:p>
      <text:p text:style-name="P7"><text:s text:c="2"/>}</text:p>
      <text:p text:style-name="P7"/>
      <text:p text:style-name="P6"><text:span text:style-name="T14"><text:s text:c="2"/></text:span><text:span text:style-name="T19">// "Y" or "N" - applies to power and spectra</text:span></text:p>
      <text:p text:style-name="P6"><text:span text:style-name="T14"><text:s text:c="2"/>In-&gt;set(</text:span><text:span text:style-name="T23">"smooth_cross_ph_join"</text:span><text:span text:style-name="T14">, </text:span></text:p>
      <text:p text:style-name="P6"><text:span text:style-name="T14"><text:s text:c="8"/>(</text:span><text:span text:style-name="T7">int</text:span><text:span text:style-name="T14">) atobool(wstrdup(get_param_str(</text:span><text:span text:style-name="T23">"smooth_cross_ph_join"</text:span><text:span text:style-name="T14">,params, </text:span><text:span text:style-name="T23">"N"</text:span><text:span text:style-name="T14">))));</text:span></text:p>
      <text:p text:style-name="P7"><text:s text:c="3"/></text:p>
      <text:p text:style-name="P6"><text:span text:style-name="T14"><text:s text:c="2"/>In-&gt;set(</text:span><text:span text:style-name="T23">"spectra_match_or_replace"</text:span><text:span text:style-name="T14">, </text:span></text:p>
      <text:p text:style-name="P6"><text:span text:style-name="T14"><text:s text:c="8"/>wstrdup(get_param_str(</text:span><text:span text:style-name="T23">"spectra_match_or_replace"</text:span><text:span text:style-name="T14">,params, </text:span><text:span text:style-name="T23">"match"</text:span><text:span text:style-name="T14">))); <text:s text:c="2"/></text:span></text:p>
      <text:p text:style-name="P6"><text:span text:style-name="T14"><text:s text:c="2"/>In-&gt;set(</text:span><text:span text:style-name="T23">"power_match_or_replace"</text:span><text:span text:style-name="T14">, </text:span></text:p>
      <text:p text:style-name="P6"><text:span text:style-name="T14"><text:s text:c="8"/>wstrdup(get_param_str(</text:span><text:span text:style-name="T23">"power_match_or_replace"</text:span><text:span text:style-name="T14">,params, </text:span><text:span text:style-name="T23">"match"</text:span><text:span text:style-name="T14">)));</text:span></text:p>
      <text:p text:style-name="P7"><text:s text:c="3"/></text:p>
      <text:p text:style-name="P6"><text:span text:style-name="T14"><text:s text:c="2"/></text:span><text:span text:style-name="T19">// list of dump info for debugging outputs</text:span></text:p>
      <text:p text:style-name="P6"><text:span text:style-name="T14"><text:s text:c="2"/>plisp = get_param_lisp(</text:span><text:span text:style-name="T23">"dump"</text:span><text:span text:style-name="T14">, params, NIL);</text:span></text:p>
      <text:p text:style-name="P6"><text:span text:style-name="T14"><text:s text:c="2"/></text:span><text:span text:style-name="T7">if</text:span><text:span text:style-name="T14"> (plisp != NIL){</text:span></text:p>
      <text:p text:style-name="P6"><text:span text:style-name="T14"><text:s text:c="4"/>In-&gt;set(</text:span><text:span text:style-name="T23">"dump"</text:span><text:span text:style-name="T14">, siod_sprint(plisp));</text:span></text:p>
      <text:p text:style-name="P7"><text:s text:c="2"/>}</text:p>
      <text:p text:style-name="P20"/>
      <text:p text:style-name="P20">OGI_Effects:</text:p>
      <text:p text:style-name="P20"/>
      <text:p text:style-name="P20">Effects are applied to a wave utterance. See <text:span text:style-name="T21">festival_OGIeffect_init.</text:span><text:span text:style-name="T34"> Fortunately no extra work is involved to get these to do something.</text:span></text:p>
      <text:p text:style-name="P20"/>
      <text:p text:style-name="P32">effect_order<text:tab/>values are “reverb” “echo” “slapback”. You need to always use this command.</text:p>
      <text:p text:style-name="P28"><text:span text:style-name="T23">reverb<text:tab/><text:tab/>a list of taps, each tap has </text:span><text:span text:style-name="T19">echo times</text:span><text:span text:style-name="T23"> (int), </text:span><text:span text:style-name="T19">weights</text:span><text:span text:style-name="T23"> (float), and </text:span><text:span text:style-name="T19">channel LPF's (reflectance of walls)</text:span><text:span text:style-name="T23"> (float)</text:span></text:p>
      <text:p text:style-name="P28"><text:span text:style-name="T23">echo<text:tab/><text:tab/>a list of echoes, each echo has </text:span><text:span text:style-name="T19">delay time </text:span><text:span text:style-name="T23">(int), and feedback</text:span><text:span text:style-name="T23"> (float)</text:span></text:p>
      <text:p text:style-name="P28"><text:span text:style-name="T23">slapback<text:tab/><text:tab/>a list of slapbacks, each slapback has </text:span><text:span text:style-name="T19">delay time </text:span><text:span text:style-name="T23">(int), and feedback (float)</text:span></text:p>
      <text:p text:style-name="P32"><text:tab/><text:tab/>This param didn't change the resulting sound. Maybe my numbers were wrong.</text:p>
      <text:p text:style-name="P23"><text:tab/><text:tab/>// take slapback_dtime + echo_dtime * Niter_until_w^N=0.01)</text:p>
      <text:p text:style-name="P32">post_gain<text:tab/>gain to apply after effects</text:p>
      <text:p text:style-name="P32">pre_gain<text:tab/><text:tab/>gain to apply before effects</text:p>
      <text:p text:style-name="P32"/>
      <text:p text:style-name="P18">LISP OGIeffect_Init(LISP params){</text:p>
      <text:p text:style-name="P17"/>
      <text:p text:style-name="P16"><text:span text:style-name="T14"><text:s text:c="2"/>lispprm <text:s text:c="2"/>= get_param_lisp(</text:span><text:span text:style-name="T23">"effect_order"</text:span><text:span text:style-name="T14">,params,NIL);</text:span></text:p>
      <text:p text:style-name="P16"><text:span text:style-name="T14"><text:s text:c="2"/>lispprm <text:s text:c="2"/>= get_param_lisp(</text:span><text:span text:style-name="T23">"reverb"</text:span><text:span text:style-name="T14">,params,NIL);</text:span></text:p>
      <text:p text:style-name="P16"><text:span text:style-name="T14"><text:s text:c="4"/>lispprm <text:s text:c="2"/>= get_param_lisp(</text:span><text:span text:style-name="T23">"echo"</text:span><text:span text:style-name="T14">,params,NIL);</text:span></text:p>
      <text:p text:style-name="P16"><text:span text:style-name="T14"><text:s text:c="3"/>lispprm <text:s text:c="2"/>= get_param_lisp(</text:span><text:span text:style-name="T23">"slapback"</text:span><text:span text:style-name="T14">,params,NIL);</text:span></text:p>
      <text:p text:style-name="P16"><text:span text:style-name="T14"><text:s text:c="3"/>In-&gt;post_gain = get_param_float(</text:span><text:span text:style-name="T23">"post_gain"</text:span><text:span text:style-name="T14">,params,1.0);</text:span></text:p>
      <text:p text:style-name="P16"><text:span text:style-name="T14"><text:s text:c="2"/>In-&gt;pre_gain = get_param_float(</text:span><text:span text:style-name="T23">"pre_gain"</text:span><text:span text:style-name="T14">,params,1.0);</text:span></text:p>
      <text:p text:style-name="P7"/>
      <text:p text:style-name="P20"/>
      <text:p text:style-name="P20">Resynthesize <text:span text:style-name="T23">OGIresLPC.resynth</text:span>:</text:p>
      <text:p text:style-name="P20"><text:soft-page-break/></text:p>
      <text:p text:style-name="P20">This stuff is beyond me. Tried to get it to do something, but don't know how to. All but OGIresLPC.init.</text:p>
      <text:p text:style-name="P20"/>
      <text:p text:style-name="P20"><text:span text:style-name="T21"><text:s text:c="2"/></text:span><text:span text:style-name="T19">// parse input file list (this is the FILELIST when calling </text:span><text:span text:style-name="T23">OGIresLPC.resynth in the script</text:span><text:span text:style-name="T19">)</text:span></text:p>
      <text:p text:style-name="P6"><text:span text:style-name="T14"><text:s text:c="2"/>pmfile <text:s text:c="2"/>= wstrdup(get_param_str(</text:span><text:span text:style-name="T23">"pm_file"</text:span><text:span text:style-name="T14">, files, </text:span><text:span text:style-name="T23">""</text:span><text:span text:style-name="T14">));</text:span></text:p>
      <text:p text:style-name="P6"><text:span text:style-name="T14"><text:s text:c="2"/>wavfile <text:s/>= wstrdup(get_param_str(</text:span><text:span text:style-name="T23">"wav_file"</text:span><text:span text:style-name="T14">,files, </text:span><text:span text:style-name="T23">""</text:span><text:span text:style-name="T14">));</text:span></text:p>
      <text:p text:style-name="P6"><text:span text:style-name="T14"><text:s text:c="2"/>lsffile <text:s/>= wstrdup(get_param_str(</text:span><text:span text:style-name="T23">"lsf_file"</text:span><text:span text:style-name="T14">,files, </text:span><text:span text:style-name="T23">""</text:span><text:span text:style-name="T14">));</text:span></text:p>
      <text:p text:style-name="P6"><text:span text:style-name="T14"><text:s text:c="2"/>modlsffile = wstrdup(get_param_str(</text:span><text:span text:style-name="T23">"modlsf_file"</text:span><text:span text:style-name="T14">,files, </text:span><text:span text:style-name="T23">""</text:span><text:span text:style-name="T14">));</text:span></text:p>
      <text:p text:style-name="P20"/>
      <text:p text:style-name="P20"><text:span text:style-name="T7">void</text:span><text:span text:style-name="T14"> festival_OGIresLPC_init(</text:span><text:span text:style-name="T7">void</text:span><text:span text:style-name="T14">){</text:span></text:p>
      <text:p text:style-name="P6"><text:span text:style-name="T14"><text:s text:c="2"/>proclaim_module(</text:span><text:span text:style-name="T23">"OGIresLPC"</text:span><text:span text:style-name="T14">);</text:span></text:p>
      <text:p text:style-name="P7"/>
      <text:p text:style-name="P6"><text:span text:style-name="T14"><text:s text:c="5"/>init_subr_1(</text:span><text:span text:style-name="T23">"OGIresLPC.init"</text:span><text:span text:style-name="T14">,OGIresLPC_Init,</text:span></text:p>
      <text:p text:style-name="P6"><text:span text:style-name="T14"><text:s text:c="4"/></text:span><text:span text:style-name="T23">"(OGIresLPC.init PARAMS)\n\</text:span></text:p>
      <text:p text:style-name="P11"><text:s text:c="2"/>Initialize and set parameters of resLPC synthesizer. \n\</text:p>
      <text:p text:style-name="P6"><text:span text:style-name="T23"><text:s text:c="3"/>PARAMS is an assoc list of parameter name and value."</text:span><text:span text:style-name="T14">);</text:span></text:p>
      <text:p text:style-name="P7"/>
      <text:p text:style-name="P6"><text:span text:style-name="T14"><text:s text:c="5"/>init_subr_1(</text:span><text:span text:style-name="T23">"OGIresLPC.init++"</text:span><text:span text:style-name="T14">,OGIresLPC_AddInit,</text:span></text:p>
      <text:p text:style-name="P6"><text:span text:style-name="T14"><text:s text:c="4"/></text:span><text:span text:style-name="T23">"(OGIresLPC.init++ PARAMS)\n\</text:span></text:p>
      <text:p text:style-name="P11"><text:s text:c="2"/>Add to initialization parameters of resLPC synthesizer \n\</text:p>
      <text:p text:style-name="P11"><text:s text:c="2"/>without destroying existing settings. PARAMS is an assoc list \n\</text:p>
      <text:p text:style-name="P6"><text:span text:style-name="T23"><text:s text:c="2"/>of parameter name and value."</text:span><text:span text:style-name="T14">);</text:span></text:p>
      <text:p text:style-name="P7"/>
      <text:p text:style-name="P6"><text:span text:style-name="T14"><text:s text:c="4"/>init_subr_1(</text:span><text:span text:style-name="T23">"OGIresLPC.synth"</text:span><text:span text:style-name="T14">,OGIresLPC_Synthesize,</text:span></text:p>
      <text:p text:style-name="P6"><text:span text:style-name="T14"><text:s text:c="4"/></text:span><text:span text:style-name="T23">"(OGIresLPC.synth UTT)\n\</text:span></text:p>
      <text:p text:style-name="P6"><text:span text:style-name="T23"><text:s text:c="2"/>Synthesize a waveform using the currently selected resLPC database."</text:span><text:span text:style-name="T14">);</text:span></text:p>
      <text:p text:style-name="P14">// (Time-domain modification of residual and LPC filtering both at once)</text:p>
      <text:p text:style-name="P14">uses:</text:p>
      <text:p text:style-name="P15">post_gain</text:p>
      <text:p text:style-name="P15">uv_dither</text:p>
      <text:p text:style-name="P15">deemphasis</text:p>
      <text:p text:style-name="P15">window_type</text:p>
      <text:p text:style-name="P15">vc_file</text:p>
      <text:p text:style-name="P15">vqual_mod</text:p>
      <text:p text:style-name="P15">outbuf_incr</text:p>
      <text:p text:style-name="P15">pulses<text:tab/>0=no dump, 1=dump. Part of dumplist, when dump is turned on</text:p>
      <text:p text:style-name="P15"/>
      <text:p text:style-name="P6"><text:span text:style-name="T14"><text:s text:c="4"/>init_subr_1(</text:span><text:span text:style-name="T23">"OGIresLPC.lpc_analysis"</text:span><text:span text:style-name="T14">,OGIresLPC_LPC_Analysis,</text:span></text:p>
      <text:p text:style-name="P6"><text:span text:style-name="T14"><text:s text:c="4"/></text:span><text:span text:style-name="T23">"(OGIresLPC.lpc_analysis PARAMS)\n\</text:span></text:p>
      <text:p text:style-name="P11"><text:s text:c="3"/>Do LPC analysis on speech files to build an OGIresLPC database. \n\</text:p>
      <text:p text:style-name="P6"><text:span text:style-name="T23"><text:s text:c="3"/>PARAMS is an assoc list of parameter name and value."</text:span><text:span text:style-name="T14">);</text:span></text:p>
      <text:p text:style-name="P7"/>
      <text:p text:style-name="P6"><text:span text:style-name="T14"><text:s text:c="4"/>init_subr_1(</text:span><text:span text:style-name="T23">"OGIresLPC.pmark_analysis"</text:span><text:span text:style-name="T14">,OGIresLPC_Pmark_Analysis,</text:span></text:p>
      <text:p text:style-name="P6"><text:span text:style-name="T14"><text:s text:c="4"/></text:span><text:span text:style-name="T23">"(OGIresLPC.pmark_analysis PARAMS)\n\</text:span></text:p>
      <text:p text:style-name="P11"><text:s text:c="3"/>Do pitchmark analysis on speech/laryngograph files to build an OGIresLPC database. \n\</text:p>
      <text:p text:style-name="P6"><text:span text:style-name="T23"><text:s text:c="3"/>PARAMS is an assoc list of parameter name and value."</text:span><text:span text:style-name="T14">);</text:span></text:p>
      <text:p text:style-name="P7"/>
      <text:p text:style-name="P6"><text:span text:style-name="T14"><text:s text:c="4"/>init_subr_2(</text:span><text:span text:style-name="T23">"OGIresLPC.resynth"</text:span><text:span text:style-name="T14">,OGIresLPC_Resynth,</text:span></text:p>
      <text:p text:style-name="P6"><text:span text:style-name="T14"><text:s text:c="4"/></text:span><text:span text:style-name="T23">"(OGIresLPC.resynth UTT FILELIST)\n\</text:span></text:p>
      <text:p text:style-name="P11"><text:s text:c="2"/>Resynthesize wavefile using prosodic modification\n\</text:p>
      <text:p text:style-name="P11"><text:s text:c="2"/>info in UTT. <text:s/>Must have set Segment, Target, and SrcSeg relations. \n\</text:p>
      <text:p text:style-name="P6"><text:span text:style-name="T23"><text:s text:c="2"/>FILELIST is an assoc list of keys and associated filenames."</text:span><text:span text:style-name="T14">);</text:span></text:p>
      <text:p text:style-name="P7">}</text:p>
      <text:p text:style-name="P20"/>
      <text:p text:style-name="P20"><text:span text:style-name="Source_20_Text"><text:span text:style-name="T4">(utt.save.wave </text:span></text:span><text:span text:style-name="T4">(Flinger.sing "scooty.mid" nil)</text:span><text:span text:style-name="Source_20_Text"><text:span text:style-name="T4"> "1_mod_method.wav" 'riff)</text:span></text:span></text:p>
      <text:p text:style-name="P23"><text:span text:style-name="Source_20_Text"><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i </meta:initial-creator>
    <meta:creation-date>2011-07-26T11:41:52.59</meta:creation-date>
    <dc:date>2011-08-07T19:24:51.67</dc:date>
    <dc:creator>Rei </dc:creator>
    <meta:editing-duration>PT21H53M20S</meta:editing-duration>
    <meta:editing-cycles>23</meta:editing-cycles>
    <meta:generator>OpenOffice.org/3.3$Win32 OpenOffice.org_project/330m20$Build-9567</meta:generator>
    <meta:printed-by>Rei </meta:printed-by>
    <meta:print-date>2011-07-31T08:27:48.42</meta:print-date>
    <meta:document-statistic meta:table-count="0" meta:image-count="0" meta:object-count="0" meta:page-count="15" meta:paragraph-count="533" meta:word-count="4030" meta:character-count="30343"/>
  </office:meta>
</office:document-meta>
</file>